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100000000000002000000020B2FF2A327EABC87D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Lohit Devanagari1" svg:font-family="'Lohit Devanagari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0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1-outline1">
      <style:graphic-properties fo:min-height="12.75cm"/>
    </style:style>
    <style:style style:name="pr10" style:family="presentation" style:parent-style-name="alizarin1-notes">
      <style:graphic-properties draw:fill-color="#ffffff" draw:auto-grow-height="true" fo:min-height="13.364cm"/>
    </style:style>
    <style:style style:name="co1" style:family="table-column">
      <style:table-column-properties style:column-width="3.297cm" style:use-optimal-column-width="false"/>
    </style:style>
    <style:style style:name="co2" style:family="table-column">
      <style:table-column-properties style:column-width="5.424cm" style:use-optimal-column-width="false"/>
    </style:style>
    <style:style style:name="co3" style:family="table-column">
      <style:table-column-properties style:column-width="4.704cm" style:use-optimal-column-width="false"/>
    </style:style>
    <style:style style:name="co4" style:family="table-column">
      <style:table-column-properties style:column-width="11.458cm" style:use-optimal-column-width="false"/>
    </style:style>
    <style:style style:name="co5" style:family="table-column">
      <style:table-column-properties style:column-width="3.439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16.059cm" style:use-optimal-column-width="false"/>
    </style:style>
    <style:style style:name="co8" style:family="table-column">
      <style:table-column-properties style:column-width="2.871cm" style:use-optimal-column-width="false"/>
    </style:style>
    <style:style style:name="co9" style:family="table-column">
      <style:table-column-properties style:column-width="4.8cm" style:use-optimal-column-width="false"/>
    </style:style>
    <style:style style:name="co10" style:family="table-column">
      <style:table-column-properties style:column-width="3.97cm" style:use-optimal-column-width="false"/>
    </style:style>
    <style:style style:name="co11" style:family="table-column">
      <style:table-column-properties style:column-width="14.503cm" style:use-optimal-column-width="false"/>
    </style:style>
    <style:style style:name="co12" style:family="table-column">
      <style:table-column-properties style:column-width="4.276cm" style:use-optimal-column-width="false"/>
    </style:style>
    <style:style style:name="co13" style:family="table-column">
      <style:table-column-properties style:column-width="4.972cm" style:use-optimal-column-width="false"/>
    </style:style>
    <style:style style:name="co14" style:family="table-column">
      <style:table-column-properties style:column-width="16.328cm" style:use-optimal-column-width="false"/>
    </style:style>
    <style:style style:name="co15" style:family="table-column">
      <style:table-column-properties style:column-width="3.823cm" style:use-optimal-column-width="false"/>
    </style:style>
    <style:style style:name="co16" style:family="table-column">
      <style:table-column-properties style:column-width="4.446cm" style:use-optimal-column-width="false"/>
    </style:style>
    <style:style style:name="co17" style:family="table-column">
      <style:table-column-properties style:column-width="3.956cm" style:use-optimal-column-width="false"/>
    </style:style>
    <style:style style:name="co18" style:family="table-column">
      <style:table-column-properties style:column-width="11.342cm" style:use-optimal-column-width="false"/>
    </style:style>
    <style:style style:name="co19" style:family="table-column">
      <style:table-column-properties style:column-width="4.267cm" style:use-optimal-column-width="false"/>
    </style:style>
    <style:style style:name="co20" style:family="table-column">
      <style:table-column-properties style:column-width="3.84cm" style:use-optimal-column-width="false"/>
    </style:style>
    <style:style style:name="co21" style:family="table-column">
      <style:table-column-properties style:column-width="3.879cm" style:use-optimal-column-width="false"/>
    </style:style>
    <style:style style:name="co22" style:family="table-column">
      <style:table-column-properties style:column-width="11.121cm" style:use-optimal-column-width="false"/>
    </style:style>
    <style:style style:name="co23" style:family="table-column">
      <style:table-column-properties style:column-width="4.208cm" style:use-optimal-column-width="false"/>
    </style:style>
    <style:style style:name="co24" style:family="table-column">
      <style:table-column-properties style:column-width="4.895cm" style:use-optimal-column-width="false"/>
    </style:style>
    <style:style style:name="co25" style:family="table-column">
      <style:table-column-properties style:column-width="4.357cm" style:use-optimal-column-width="false"/>
    </style:style>
    <style:style style:name="co26" style:family="table-column">
      <style:table-column-properties style:column-width="12.487cm" style:use-optimal-column-width="false"/>
    </style:style>
    <style:style style:name="co27" style:family="table-column">
      <style:table-column-properties style:column-width="14.013cm" style:use-optimal-column-width="false"/>
    </style:style>
    <style:style style:name="co28" style:family="table-column">
      <style:table-column-properties style:column-width="11.164cm" style:use-optimal-column-width="false"/>
    </style:style>
    <style:style style:name="co29" style:family="table-column">
      <style:table-column-properties style:column-width="13.394cm" style:use-optimal-column-width="false"/>
    </style:style>
    <style:style style:name="co30" style:family="table-column">
      <style:table-column-properties style:column-width="13.044cm" style:use-optimal-column-width="false"/>
    </style:style>
    <style:style style:name="co31" style:family="table-column">
      <style:table-column-properties style:column-width="9.157cm" style:use-optimal-column-width="false"/>
    </style:style>
    <style:style style:name="co32" style:family="table-column">
      <style:table-column-properties style:column-width="16.595cm" style:use-optimal-column-width="false"/>
    </style:style>
    <style:style style:name="co33" style:family="table-column">
      <style:table-column-properties style:column-width="13.379cm" style:use-optimal-column-width="false"/>
    </style:style>
    <style:style style:name="co34" style:family="table-column">
      <style:table-column-properties style:column-width="13.03cm" style:use-optimal-column-width="false"/>
    </style:style>
    <style:style style:name="ro1" style:family="table-row">
      <style:table-row-properties style:row-height="2.398cm"/>
    </style:style>
    <style:style style:name="ro2" style:family="table-row">
      <style:table-row-properties style:row-height="1.206cm"/>
    </style:style>
    <style:style style:name="ro3" style:family="table-row">
      <style:table-row-properties style:row-height="2.152cm"/>
    </style:style>
    <style:style style:name="ro4" style:family="table-row">
      <style:table-row-properties style:row-height="3.103cm"/>
    </style:style>
    <style:style style:name="ro5" style:family="table-row">
      <style:table-row-properties style:row-height="2.822cm"/>
    </style:style>
    <style:style style:name="ro6" style:family="table-row">
      <style:table-row-properties style:row-height="2.532cm"/>
    </style:style>
    <style:style style:name="ro7" style:family="table-row">
      <style:table-row-properties style:row-height="1.42cm"/>
    </style:style>
    <style:style style:name="ro8" style:family="table-row">
      <style:table-row-properties style:row-height="1.423cm"/>
    </style:style>
    <style:style style:name="ro9" style:family="table-row">
      <style:table-row-properties style:row-height="1.863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1.683cm"/>
    </style:style>
    <style:style style:name="ro12" style:family="table-row">
      <style:table-row-properties style:row-height="1.541cm"/>
    </style:style>
    <style:style style:name="ro13" style:family="table-row">
      <style:table-row-properties style:row-height="2.668cm"/>
    </style:style>
    <style:style style:name="ro14" style:family="table-row">
      <style:table-row-properties style:row-height="2.671cm"/>
    </style:style>
    <style:style style:name="ro15" style:family="table-row">
      <style:table-row-properties style:row-height="2.433cm"/>
    </style:style>
    <style:style style:name="ro16" style:family="table-row">
      <style:table-row-properties style:row-height="1.405cm"/>
    </style:style>
    <style:style style:name="ro17" style:family="table-row">
      <style:table-row-properties style:row-height="1.404cm"/>
    </style:style>
    <style:style style:name="ro18" style:family="table-row">
      <style:table-row-properties style:row-height="1.771cm"/>
    </style:style>
    <style:style style:name="ro19" style:family="table-row">
      <style:table-row-properties style:row-height="3.067cm"/>
    </style:style>
    <style:style style:name="ro20" style:family="table-row">
      <style:table-row-properties style:row-height="5.663cm"/>
    </style:style>
    <style:style style:name="ro21" style:family="table-row">
      <style:table-row-properties style:row-height="1.328cm"/>
    </style:style>
    <style:style style:name="ro22" style:family="table-row">
      <style:table-row-properties style:row-height="1.248cm"/>
    </style:style>
    <style:style style:name="ro23" style:family="table-row">
      <style:table-row-properties style:row-height="2.163cm"/>
    </style:style>
    <style:style style:name="ro24" style:family="table-row">
      <style:table-row-properties style:row-height="4.037cm"/>
    </style:style>
    <style:style style:name="ro25" style:family="table-row">
      <style:table-row-properties style:row-height="2.17cm"/>
    </style:style>
    <style:style style:name="ro26" style:family="table-row">
      <style:table-row-properties style:row-height="1.235cm"/>
    </style:style>
    <style:style style:name="ro27" style:family="table-row">
      <style:table-row-properties style:row-height="1.997cm"/>
    </style:style>
    <style:style style:name="ro28" style:family="table-row">
      <style:table-row-properties style:row-height="2.865cm"/>
    </style:style>
    <style:style style:name="ro29" style:family="table-row">
      <style:table-row-properties style:row-height="2.206cm"/>
    </style:style>
    <style:style style:name="ro30" style:family="table-row">
      <style:table-row-properties style:row-height="2.203cm"/>
    </style:style>
    <style:style style:name="ro31" style:family="table-row">
      <style:table-row-properties style:row-height="3.733cm"/>
    </style:style>
    <style:style style:name="ro32" style:family="table-row">
      <style:table-row-properties style:row-height="1.129cm"/>
    </style:style>
    <style:style style:name="ce1" style:family="table-cell">
      <style:paragraph-properties fo:text-align="center" style:text-autospace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style:text-autospace="none"/>
      <style:text-properties fo:font-size="24pt" style:font-size-asian="24pt" style:font-size-complex="24pt"/>
    </style:style>
    <style:style style:name="ce3" style:family="table-cell">
      <style:paragraph-properties fo:text-align="center" style:text-autospace="none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paragraph-properties style:text-autospace="none"/>
      <style:text-properties fo:font-size="22pt" style:font-size-asian="22pt" style:font-size-complex="22pt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style:text-autospace="none"/>
    </style:style>
    <style:style style:name="P6" style:family="paragraph">
      <loext:graphic-properties draw:fill="none"/>
    </style:style>
    <style:style style:name="P7" style:family="paragraph">
      <style:text-properties fo:color="#008000"/>
    </style:style>
    <style:style style:name="T1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color="#000000"/>
    </style:style>
    <style:style style:name="T9" style:family="text">
      <style:text-properties fo:color="#008000"/>
    </style:style>
    <style:style style:name="T10" style:family="text">
      <style:text-properties fo:color="#0000cd"/>
    </style:style>
    <style:style style:name="T11" style:family="text">
      <style:text-properties fo:color="#a52a2a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background-color="transparent"/>
    </style:style>
    <style:style style:name="T15" style:family="text">
      <style:text-properties style:use-window-font-color="true" fo:font-style="italic" fo:background-color="transparent" style:font-style-asian="italic" style:font-style-complex="italic"/>
    </style:style>
    <style:style style:name="T16" style:family="text">
      <style:text-properties fo:color="#daa520"/>
    </style:style>
    <style:style style:name="T17" style:family="text">
      <style:text-properties fo:font-size="26pt" fo:font-weight="normal" style:font-size-asian="24pt" style:font-weight-asian="normal" style:font-size-complex="32pt" style:font-weight-complex="normal"/>
    </style:style>
    <style:style style:name="T18" style:family="text">
      <style:text-properties fo:font-variant="normal" fo:text-transform="none" fo:color="#008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variant="normal" fo:text-transform="none" fo:color="#ff0000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cd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52a2a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name-asian="源ノ角ゴシック Light2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ff0000" fo:font-size="28pt" style:font-size-asian="26pt" style:font-size-complex="36pt"/>
    </style:style>
    <style:style style:name="T29" style:family="text">
      <style:text-properties fo:color="#000000" fo:font-size="28pt" style:font-size-asian="26pt" style:font-size-complex="36pt"/>
    </style:style>
    <style:style style:name="T30" style:family="text">
      <style:text-properties fo:color="#0000cd" fo:font-size="28pt" style:font-size-asian="26pt" style:font-size-complex="36pt"/>
    </style:style>
    <style:style style:name="T31" style:family="text">
      <style:text-properties fo:color="#a52a2a" fo:font-size="28pt" style:font-size-asian="26pt" style:font-size-complex="36pt"/>
    </style:style>
    <style:style style:name="T32" style:family="text">
      <style:text-properties fo:font-variant="normal" fo:text-transform="none" fo:color="#daa52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HP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Abhijit A M <text:line-break/><text:a xlink:href="mailto:abhijit.comp@coep.ac.in" xlink:type="simple">abhijit.comp@coep.ac.in</text:a></text:p>
            <text:p/>
            <text:p text:style-name="P1">Credits: www.w3school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file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HP files can contain text, HTML, CSS, JavaScript, and PHP code</text:p>
              </text:list-item>
              <text:list-item>
                <text:p/>
              </text:list-item>
              <text:list-item>
                <text:p>PHP code are executed on the server, and the result is returned to the browser as plain HTML</text:p>
              </text:list-item>
              <text:list-item>
                <text:p/>
              </text:list-item>
              <text:list-item>
                <text:p>PHP files have extension ".php"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PHP Fi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<text:span text:style-name="T1">&lt;</text:span><text:span text:style-name="T2">!DOCTYPE</text:span><text:span text:style-name="T3"> html</text:span><text:span text:style-name="T1">&gt;</text:span><text:span text:style-name="T4"><text:line-break/></text:span><text:span text:style-name="T1">&lt;</text:span><text:span text:style-name="T2">html</text:span><text:span text:style-name="T1">&gt;</text:span><text:span text:style-name="T4"> </text:span><text:span text:style-name="T1">&lt;</text:span><text:span text:style-name="T2">body</text:span><text:span text:style-name="T1">&gt;</text:span><text:span text:style-name="T4"><text:line-break/></text:span><text:span text:style-name="T3">&lt;?php</text:span><text:span text:style-name="T4"><text:line-break/></text:span><text:span text:style-name="T4">$cars = </text:span><text:span text:style-name="T1">array</text:span><text:span text:style-name="T4">(</text:span><text:span text:style-name="T2">"Volvo"</text:span><text:span text:style-name="T4">, </text:span><text:span text:style-name="T2">"BMW"</text:span><text:span text:style-name="T4">, </text:span><text:span text:style-name="T2">"Toyota"</text:span><text:span text:style-name="T4">);</text:span><text:span text:style-name="T4"><text:line-break/></text:span><text:span text:style-name="T4">$arrlength = count($cars);</text:span><text:span text:style-name="T4"><text:line-break/></text:span><text:span text:style-name="T4"><text:line-break/></text:span><text:span text:style-name="T1">for</text:span><text:span text:style-name="T4">($x = </text:span><text:span text:style-name="T3">0</text:span><text:span text:style-name="T4">; $x &lt; $arrlength; $x++) {</text:span><text:span text:style-name="T4"><text:line-break/></text:span><text:span text:style-name="T4">    </text:span><text:span text:style-name="T1">echo</text:span><text:span text:style-name="T4"> $cars[$x];</text:span><text:span text:style-name="T4"><text:line-break/></text:span><text:span text:style-name="T4">    </text:span><text:span text:style-name="T1">echo</text:span><text:span text:style-name="T4"> </text:span><text:span text:style-name="T2">"&lt;br&gt;"</text:span><text:span text:style-name="T4">;</text:span><text:span text:style-name="T4"><text:line-break/></text:span><text:span text:style-name="T4">}</text:span><text:span text:style-name="T4"><text:line-break/></text:span><text:span text:style-name="T3">?&gt;</text:span><text:span text:style-name="T4"><text:line-break/></text:span><text:span text:style-name="T1">&lt;</text:span><text:span text:style-name="T2">/body</text:span><text:span text:style-name="T1">&gt;</text:span><text:span text:style-name="T4"> </text:span><text:span text:style-name="T1">&lt;</text:span><text:span text:style-name="T2">/html</text:span><text:span text:style-name="T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capabiliti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generate dynamic page content</text:p>
              </text:list-item>
              <text:list-item>
                <text:p>create, open, read, write, delete, and close files on the server</text:p>
              </text:list-item>
              <text:list-item>
                <text:p>collect form data</text:p>
              </text:list-item>
              <text:list-item>
                <text:p>send and receive cookies</text:p>
              </text:list-item>
              <text:list-item>
                <text:p>add, delete, modify data in your database</text:p>
              </text:list-item>
              <text:list-item>
                <text:p>control user-access</text:p>
              </text:list-item>
              <text:list-item>
                <text:p>encrypt dat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outpu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 limited to output HTML. </text:p>
              </text:list-item>
              <text:list-item>
                <text:p/>
              </text:list-item>
              <text:list-item>
                <text:p>Can output images, PDF files, and even Flash movies. </text:p>
              </text:list-item>
              <text:list-item>
                <text:p/>
              </text:list-item>
              <text:list-item>
                <text:p>Also output any text, such as XHTML and XM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asons for PHP popularit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uns on various platforms </text:p>
                <text:list>
                  <text:list-item>
                    <text:p>(Windows, Linux, Unix, Mac OS X, etc.)</text:p>
                  </text:list-item>
                </text:list>
              </text:list-item>
              <text:list-item>
                <text:p>Compatible with almost all servers used today </text:p>
                <text:list>
                  <text:list-item>
                    <text:p>(Apache, IIS, etc.)</text:p>
                  </text:list-item>
                </text:list>
              </text:list-item>
              <text:list-item>
                <text:p>Supports a wide range of databases</text:p>
              </text:list-item>
              <text:list-item>
                <text:p>PHP is free. </text:p>
                <text:list>
                  <text:list-item>
                    <text:p>Download it from the official PHP resource: www.php.net</text:p>
                  </text:list-item>
                </text:list>
              </text:list-item>
              <text:list-item>
                <text:p>Easy to learn and runs efficiently on the server sid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yntax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b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variable starts with the $ sign, followed by the name of the variable</text:p>
                <text:list>
                  <text:list-item>
                    <text:p><text:s/>&lt;?php</text:p>
                  </text:list-item>
                  <text:list-item>
                    <text:p>$txt = "Hello world!";</text:p>
                  </text:list-item>
                  <text:list-item>
                    <text:p>$x = 5;</text:p>
                  </text:list-item>
                  <text:list-item>
                    <text:p>$y = 10.5;</text:p>
                  </text:list-item>
                  <text:list-item>
                    <text:p>?&gt; </text:p>
                  </text:list-item>
                </text:list>
              </text:list-item>
              <text:list-item>
                <text:p>PHP has no command for declaring a variable. It is created the moment you first assign a value to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e Sensitivit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riable names are case sensitive</text:p>
                <text:list>
                  <text:list-item>
                    <text:p><text:span text:style-name="T5">echo "My car is " . $color . "&lt;br&gt;";</text:span></text:p>
                  </text:list-item>
                  <text:list-item>
                    <text:p><text:span text:style-name="T5">echo "My house is " . $COLOR . "&lt;br&gt;";</text:span></text:p>
                  </text:list-item>
                  <text:list-item>
                    <text:p><text:span text:style-name="T5">echo "My boat is " . $coLOR . "&lt;br&gt;”;</text:span></text:p>
                  </text:list-item>
                  <text:list-item>
                    <text:p>3 different variables!</text:p>
                  </text:list-item>
                </text:list>
              </text:list-item>
              <text:list-item>
                <text:p>All keywords (e.g. if, else, while, echo, etc.), classes, functions, and user-defined functions are NOT case-sensitive</text:p>
                <text:list>
                  <text:list-item>
                    <text:p><text:span text:style-name="T5">ECHO "Hello World!&lt;br&gt;";</text:span></text:p>
                  </text:list-item>
                  <text:list-item>
                    <text:p><text:span text:style-name="T5">echo "Hello World!&lt;br&gt;";</text:span></text:p>
                  </text:list-item>
                  <text:list-item>
                    <text:p><text:span text:style-name="T5">EcHo "Hello World!&lt;br&gt;";</text:span></text:p>
                  </text:list-item>
                  <text:list-item>
                    <text:p>Mean the sa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eatures of PHP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Featu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P is a Loosely Typed Language</text:p>
                <text:list>
                  <text:list-item>
                    <text:p>PHP automatically converts the variable to the correct data type, depending on its value.</text:p>
                  </text:list-item>
                </text:list>
              </text:list-item>
              <text:list-item>
                <text:p>Scope</text:p>
                <text:list>
                  <text:list-item>
                    <text:p>The scope of a variable is the part of the script where the variable can be referenced/used.</text:p>
                  </text:list-item>
                  <text:list-item>
                    <text:p><text:s text:c="4"/>local or <text:s text:c="4"/>global or <text:s text:c="4"/>static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Global Scop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A variable declared <text:span text:style-name="T6">outside</text:span> a function has a GLOBAL SCOPE and can only be accessed outside a function</text:p>
            <text:p><text:span text:style-name="T7">&lt;?php</text:span><text:span text:style-name="T8"><text:line-break/></text:span><text:span text:style-name="T8">$x = </text:span><text:span text:style-name="T7">5</text:span><text:span text:style-name="T8">; </text:span><text:span text:style-name="T9">// global scope</text:span><text:span text:style-name="T9"><text:line-break/></text:span><text:span text:style-name="T8"><text:line-break/></text:span><text:span text:style-name="T10">function</text:span><text:span text:style-name="T8"> myTest() {</text:span><text:span text:style-name="T8"><text:line-break/></text:span><text:span text:style-name="T8">    </text:span><text:span text:style-name="T9">// using x inside this function will generate an error</text:span><text:span text:style-name="T9"><text:line-break/></text:span><text:span text:style-name="T8">    </text:span><text:span text:style-name="T10">echo</text:span><text:span text:style-name="T8"> </text:span><text:span text:style-name="T11">"&lt;p&gt;Variable x inside function is: $x&lt;/p&gt;"</text:span><text:span text:style-name="T8">;</text:span><text:span text:style-name="T8"><text:line-break/></text:span><text:span text:style-name="T8">} </text:span><text:span text:style-name="T8"><text:line-break/></text:span><text:span text:style-name="T8">myTest();</text:span><text:span text:style-name="T8"><text:line-break/></text:span><text:span text:style-name="T8"><text:line-break/></text:span><text:span text:style-name="T10">echo</text:span><text:span text:style-name="T8"> </text:span><text:span text:style-name="T11">"&lt;p&gt;Variable x outside function is: $x&lt;/p&gt;"</text:span><text:span text:style-name="T8">;</text:span><text:span text:style-name="T8"><text:line-break/></text:span><text:span text:style-name="T7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Local Scop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2">A variable declared </text:span><text:span text:style-name="T13">within</text:span><text:span text:style-name="T12"> a function has a LOCAL SCOPE and </text:span><text:span text:style-name="T12">can only be accessed within that function:</text:span></text:p>
            <text:p><text:span text:style-name="T7">&lt;?php</text:span><text:span text:style-name="T8"><text:line-break/></text:span><text:span text:style-name="T10">function</text:span><text:span text:style-name="T8"> myTest() {</text:span><text:span text:style-name="T8"><text:line-break/></text:span><text:span text:style-name="T8">    $x = </text:span><text:span text:style-name="T7">5</text:span><text:span text:style-name="T8">; </text:span><text:span text:style-name="T9">// local scope</text:span><text:span text:style-name="T9"><text:line-break/></text:span><text:span text:style-name="T8">    </text:span><text:span text:style-name="T10">echo</text:span><text:span text:style-name="T8"> </text:span><text:span text:style-name="T11">"&lt;p&gt;Variable x inside function is: $x&lt;/p&gt;"</text:span><text:span text:style-name="T8">;</text:span><text:span text:style-name="T8"><text:line-break/></text:span><text:span text:style-name="T8">} </text:span><text:span text:style-name="T8"><text:line-break/></text:span><text:span text:style-name="T8">myTest();</text:span><text:span text:style-name="T8"><text:line-break/></text:span><text:span text:style-name="T8"><text:line-break/></text:span><text:span text:style-name="T9">// using x outside the function will generate an error</text:span><text:span text:style-name="T9"><text:line-break/></text:span><text:span text:style-name="T10">echo</text:span><text:span text:style-name="T8"> </text:span><text:span text:style-name="T11">"&lt;p&gt;Variable x outside function is: $x&lt;/p&gt;"</text:span><text:span text:style-name="T8">;</text:span><text:span text:style-name="T8"><text:line-break/></text:span><text:span text:style-name="T7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lobal keyword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The global keyword is used to access a global variable from within a function.</text:p>
            <text:p>To do this, use the global keyword before the variables (inside the function):</text:p>
            <text:p><text:span text:style-name="T7">&lt;?php</text:span><text:span text:style-name="T8"><text:line-break/></text:span><text:span text:style-name="T8">$x = </text:span><text:span text:style-name="T7">5</text:span><text:span text:style-name="T8">;</text:span><text:span text:style-name="T8"><text:line-break/></text:span><text:span text:style-name="T8">$y = </text:span><text:span text:style-name="T7">10</text:span><text:span text:style-name="T8">;</text:span><text:span text:style-name="T8"><text:line-break/></text:span><text:span text:style-name="T10">function</text:span><text:span text:style-name="T8"> myTest()</text:span><text:span text:style-name="T7"> </text:span><text:span text:style-name="T8">{</text:span><text:span text:style-name="T8"><text:line-break/></text:span><text:span text:style-name="T8">    </text:span><text:span text:style-name="T10">global</text:span><text:span text:style-name="T8"> $x, $y;</text:span><text:span text:style-name="T8"><text:line-break/></text:span><text:span text:style-name="T8"> </text:span><text:span text:style-name="T7"> </text:span><text:span text:style-name="T8">  $y = $x + $y;</text:span><text:span text:style-name="T8"><text:line-break/></text:span><text:span text:style-name="T8">}</text:span><text:span text:style-name="T8"><text:line-break/></text:span><text:span text:style-name="T8">myTest();</text:span><text:span text:style-name="T8"><text:line-break/></text:span><text:span text:style-name="T10">echo</text:span><text:span text:style-name="T8"> $y; </text:span><text:span text:style-name="T9">// outputs 15</text:span><text:span text:style-name="T9"><text:line-break/></text:span><text:span text:style-name="T7">?&gt;</text:span>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GLOBALS arra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<text:span text:style-name="T14">PHP also stores all global variables in an array called </text:span><text:span text:style-name="T14">$GLOBALS[</text:span><text:span text:style-name="T15">index</text:span><text:span text:style-name="T14">]. </text:span></text:p>
            <text:p><text:span text:style-name="T14">Accessible from within functions and can be used to update </text:span><text:span text:style-name="T14">global variables directly.</text:span></text:p>
            <text:p><text:span text:style-name="T7">&lt;?php</text:span><text:span text:style-name="T8"><text:line-break/></text:span><text:span text:style-name="T8">$x = </text:span><text:span text:style-name="T7">5</text:span><text:span text:style-name="T8">;</text:span><text:span text:style-name="T8"><text:line-break/></text:span><text:span text:style-name="T8">$y = </text:span><text:span text:style-name="T7">10</text:span><text:span text:style-name="T8">;</text:span><text:span text:style-name="T8"><text:line-break/></text:span><text:span text:style-name="T10">function</text:span><text:span text:style-name="T8"> myTest()</text:span><text:span text:style-name="T7"> </text:span><text:span text:style-name="T8">{</text:span><text:span text:style-name="T8"><text:line-break/></text:span><text:span text:style-name="T8"> </text:span><text:span text:style-name="T7"> </text:span><text:span text:style-name="T8">  </text:span><text:span text:style-name="T16">$GLOBALS</text:span><text:span text:style-name="T8">[</text:span><text:span text:style-name="T11">'y'</text:span><text:span text:style-name="T8">] = </text:span><text:span text:style-name="T16">$GLOBALS</text:span><text:span text:style-name="T8">[</text:span><text:span text:style-name="T11">'x'</text:span><text:span text:style-name="T8">] + </text:span><text:span text:style-name="T16">$GLOBALS</text:span><text:span text:style-name="T8">[</text:span><text:span text:style-name="T11">'y'</text:span><text:span text:style-name="T8">];</text:span><text:span text:style-name="T8"><text:line-break/></text:span><text:span text:style-name="T8">} </text:span><text:span text:style-name="T8"><text:line-break/></text:span><text:span text:style-name="T8">myTest();</text:span><text:span text:style-name="T8"><text:line-break/></text:span><text:span text:style-name="T10">echo</text:span><text:span text:style-name="T8"> $y; </text:span><text:span text:style-name="T9">// outputs 15</text:span><text:span text:style-name="T9"><text:line-break/></text:span><text:span text:style-name="T7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ic keyword</text:p>
          </draw:text-box>
        </draw:frame>
        <draw:frame presentation:style-name="pr7" draw:layer="layout" svg:width="25.5cm" svg:height="13cm" svg:x="1cm" svg:y="5.5cm" presentation:class="outline">
          <draw:text-box>
            <text:p>Want a local variable NOT to be deleted on a function return<text:tab/>→ </text:p>
            <text:p><text:span text:style-name="T17">use the static keyword when you first declare the variable</text:span></text:p>
            <text:p><text:span text:style-name="T7">&lt;?php</text:span><text:span text:style-name="T8"><text:line-break/></text:span><text:span text:style-name="T10">function</text:span><text:span text:style-name="T8"> myTest()</text:span><text:span text:style-name="T7"> </text:span><text:span text:style-name="T8">{</text:span><text:span text:style-name="T8"><text:line-break/></text:span><text:span text:style-name="T8">    </text:span><text:span text:style-name="T10">static</text:span><text:span text:style-name="T8"> $x = </text:span><text:span text:style-name="T7">0</text:span><text:span text:style-name="T8">;</text:span><text:span text:style-name="T8"><text:line-break/></text:span><text:span text:style-name="T8">    </text:span><text:span text:style-name="T10">echo</text:span><text:span text:style-name="T8"> $x;</text:span><text:span text:style-name="T8"><text:line-break/></text:span><text:span text:style-name="T8">    $x++;</text:span><text:span text:style-name="T8"><text:line-break/></text:span><text:span text:style-name="T8">}</text:span><text:span text:style-name="T8"><text:line-break/></text:span><text:span text:style-name="T8">myTest();</text:span><text:span text:style-name="T8"><text:line-break/></text:span><text:span text:style-name="T8">myTest();</text:span><text:span text:style-name="T8"><text:line-break/></text:span><text:span text:style-name="T8">myTest();</text:span><text:span text:style-name="T8"><text:line-break/></text:span><text:span text:style-name="T7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cho and print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cho vs pri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cho and print are more or less the same. </text:p>
              </text:list-item>
              <text:list-item>
                <text:p>They are both used to output data to the screen.</text:p>
                <text:p>Differences</text:p>
                <text:list>
                  <text:list-item>
                    <text:p>echo has no return value while print has a return value of 1 (can use in expressions) </text:p>
                  </text:list-item>
                  <text:list-item>
                    <text:p>echo can take multiple parameters (although such usage is rare) while print can take one argument</text:p>
                  </text:list-item>
                  <text:list-item>
                    <text:p>echo is marginally faster than pri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cho exampl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&lt;?php</text:span><text:span text:style-name="T8"><text:line-break/></text:span><text:span text:style-name="T8">$txt1 = </text:span><text:span text:style-name="T11">"Learn PHP"</text:span><text:span text:style-name="T8">;</text:span><text:span text:style-name="T8"><text:line-break/></text:span><text:span text:style-name="T8">$txt2 = </text:span><text:span text:style-name="T11">"W3Schools.com"</text:span><text:span text:style-name="T8">;</text:span><text:span text:style-name="T8"><text:line-break/></text:span><text:span text:style-name="T8">$x = </text:span><text:span text:style-name="T7">5</text:span><text:span text:style-name="T8">;</text:span><text:span text:style-name="T8"><text:line-break/></text:span><text:span text:style-name="T8">$y = </text:span><text:span text:style-name="T7">4</text:span><text:span text:style-name="T8">;</text:span><text:span text:style-name="T8"><text:line-break/></text:span><text:span text:style-name="T8"><text:line-break/></text:span><text:span text:style-name="T10">echo</text:span><text:span text:style-name="T8"> </text:span><text:span text:style-name="T11">"&lt;h2&gt;"</text:span><text:span text:style-name="T8"> . $txt1 . </text:span><text:span text:style-name="T11">"&lt;/h2&gt;"</text:span><text:span text:style-name="T8">;</text:span><text:span text:style-name="T8"><text:line-break/></text:span><text:span text:style-name="T10">echo</text:span><text:span text:style-name="T8"> </text:span><text:span text:style-name="T11">"Study PHP at "</text:span><text:span text:style-name="T8"> . $txt2 . </text:span><text:span text:style-name="T11">"&lt;br&gt;"</text:span><text:span text:style-name="T8">;</text:span><text:span text:style-name="T8"><text:line-break/></text:span><text:span text:style-name="T10">echo</text:span><text:span text:style-name="T8"> $x + $y;</text:span><text:span text:style-name="T8"><text:line-break/></text:span><text:span text:style-name="T7">?&gt;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ata Types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Typ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ing</text:p>
                <text:list>
                  <text:list-item>
                    <text:p>A string can be any text inside quotes. You can use single or double quotes:</text:p>
                  </text:list-item>
                </text:list>
              </text:list-item>
              <text:list-item>
                <text:p>Integer</text:p>
                <text:list>
                  <text:list-item>
                    <text:p>An integer data type is a non-decimal number between -2,147,483,648 and 2,147,483,647.</text:p>
                  </text:list-item>
                </text:list>
              </text:list-item>
              <text:list-item>
                <text:p>Float (floating point numbers - also called double)</text:p>
                <text:list>
                  <text:list-item>
                    <text:p>A float (floating point number) is a number with a decimal point or a number in exponential form.</text:p>
                  </text:list-item>
                </text:list>
              </text:list-item>
              <text:list-item>
                <text:p>Boolean</text:p>
              </text:list-item>
              <text:list-item>
                <text:p>Array</text:p>
                <text:list>
                  <text:list-item>
                    <text:p>$cars = array("Volvo","BMW","Toyota");</text:p>
                  </text:list-item>
                </text:list>
              </text:list-item>
              <text:list-item>
                <text:p>Object</text:p>
              </text:list-item>
              <text:list-item>
                <text:p>NULL</text:p>
              </text:list-item>
              <text:list-item>
                <text:p>Resourc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Object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3">&lt;?php</text:span><text:span text:style-name="T4"><text:line-break/></text:span><text:span text:style-name="T1">class</text:span><text:span text:style-name="T4"> Car {</text:span><text:span text:style-name="T4"><text:line-break/></text:span><text:span text:style-name="T4">    </text:span><text:span text:style-name="T1">function</text:span><text:span text:style-name="T4"> Car() {</text:span><text:span text:style-name="T4"><text:line-break/></text:span><text:span text:style-name="T4">        $this-&gt;model = </text:span><text:span text:style-name="T2">"VW"</text:span><text:span text:style-name="T4">;</text:span><text:span text:style-name="T4"><text:line-break/></text:span><text:span text:style-name="T4">    }</text:span><text:span text:style-name="T4"><text:line-break/></text:span><text:span text:style-name="T4">}</text:span><text:span text:style-name="T4"><text:line-break/></text:span><text:span text:style-name="T4"><text:line-break/></text:span><text:span text:style-name="T18">// create an object</text:span><text:span text:style-name="T18"><text:line-break/></text:span><text:span text:style-name="T4">$herbie = </text:span><text:span text:style-name="T1">new</text:span><text:span text:style-name="T4"> Car();</text:span><text:span text:style-name="T4"><text:line-break/></text:span><text:span text:style-name="T4"><text:line-break/></text:span><text:span text:style-name="T18">// show object properties</text:span><text:span text:style-name="T18"><text:line-break/></text:span><text:span text:style-name="T1">echo</text:span><text:span text:style-name="T4"> $herbie-&gt;model;</text:span><text:span text:style-name="T4"><text:line-break/></text:span><text:span text:style-name="T3">?&gt;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ULL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Null is a special data type which can have only one value: NULL.</text:p>
              </text:list-item>
            </text:list>
            <text:p>Variable of data type NULL is a variable with no value assigned to it.</text:p>
            <text:p>Variable <text:s/>created without a value: automatically assigned value <text:s/>NULL.</text:p>
            <text:p>Variables can also be emptied by setting the value to NULL</text:p>
            <text:p><text:span text:style-name="T7">&lt;?php</text:span><text:span text:style-name="T8"><text:line-break/></text:span><text:span text:style-name="T8">$x = </text:span><text:span text:style-name="T11">"Hello world!"</text:span><text:span text:style-name="T8">;</text:span><text:span text:style-name="T8"><text:line-break/></text:span><text:span text:style-name="T8">$x = null;</text:span><text:span text:style-name="T8"><text:line-break/></text:span><text:span text:style-name="T8">var_dump($x);</text:span><text:span text:style-name="T8"><text:line-break/></text:span><text:span text:style-name="T7">?&gt;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ing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/>echo strlen("Hello world!"); // outputs 12</text:p>
              </text:list-item>
              <text:list-item>
                <text:p><text:s/>echo str_word_count("Hello world!"); // outputs 2</text:p>
              </text:list-item>
              <text:list-item>
                <text:p><text:s/>echo strrev("Hello world!"); // outputs !dlrow olleH</text:p>
              </text:list-item>
              <text:list-item>
                <text:p><text:s/>echo strpos("Hello world!", "world"); // outputs 6</text:p>
              </text:list-item>
              <text:list-item>
                <text:p><text:s/>echo str_replace("world", "Dolly", "Hello world!"); // outputs Hello Doll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nt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x</text:p>
                <text:list>
                  <text:list-item>
                    <text:p><text:s/>define(name, value, case-insensitive)</text:p>
                  </text:list-item>
                </text:list>
              </text:list-item>
              <text:list-item>
                <text:p>define("GREETING", "Welcome to W3Schools.com!");</text:p>
              </text:list-item>
              <text:list-item>
                <text:p>echo GREETING;</text:p>
              </text:list-item>
              <text:list-item>
                <text:p>define("GREETING", "Welcome to W3Schools.com!", true);</text:p>
              </text:list-item>
              <text:list-item>
                <text:p>echo greeting; // case insensitive</text:p>
              </text:list-item>
              <text:list-item>
                <text:p>Constants are automatically global and can be used across the entire scri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perators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ithmetic operator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4.882cm" svg:height="12.476cm" svg:x="1.617cm" svg:y="4.6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20">Operator</text:span></text:p>
              </table:table-cell>
              <table:table-cell>
                <text:p text:style-name="P4"><text:span text:style-name="T20">Name</text:span></text:p>
              </table:table-cell>
              <table:table-cell>
                <text:p text:style-name="P4"><text:span text:style-name="T20">Example</text:span></text:p>
              </table:table-cell>
              <table:table-cell>
                <text:p text:style-name="P4"><text:span text:style-name="T20">Result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1">+</text:span></text:p>
              </table:table-cell>
              <table:table-cell>
                <text:p text:style-name="P5"><text:span text:style-name="T21">Addition</text:span></text:p>
              </table:table-cell>
              <table:table-cell>
                <text:p text:style-name="P5"><text:span text:style-name="T21">$x + $y</text:span></text:p>
              </table:table-cell>
              <table:table-cell>
                <text:p text:style-name="P5"><text:span text:style-name="T21">Sum of $x and $y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1">-</text:span></text:p>
              </table:table-cell>
              <table:table-cell>
                <text:p text:style-name="P5"><text:span text:style-name="T21">Subtraction</text:span></text:p>
              </table:table-cell>
              <table:table-cell>
                <text:p text:style-name="P5"><text:span text:style-name="T21">$x - $y</text:span></text:p>
              </table:table-cell>
              <table:table-cell>
                <text:p text:style-name="P5"><text:span text:style-name="T21">Difference of $x and $y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1">*</text:span></text:p>
              </table:table-cell>
              <table:table-cell>
                <text:p text:style-name="P5"><text:span text:style-name="T21">Multiplication</text:span></text:p>
              </table:table-cell>
              <table:table-cell>
                <text:p text:style-name="P5"><text:span text:style-name="T21">$x * $y</text:span></text:p>
              </table:table-cell>
              <table:table-cell>
                <text:p text:style-name="P5"><text:span text:style-name="T21">Product of $x and $y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1">/</text:span></text:p>
              </table:table-cell>
              <table:table-cell>
                <text:p text:style-name="P5"><text:span text:style-name="T21">Division</text:span></text:p>
              </table:table-cell>
              <table:table-cell>
                <text:p text:style-name="P5"><text:span text:style-name="T21">$x / $y</text:span></text:p>
              </table:table-cell>
              <table:table-cell>
                <text:p text:style-name="P5"><text:span text:style-name="T21">Quotient of $x and $y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1">%</text:span></text:p>
              </table:table-cell>
              <table:table-cell>
                <text:p text:style-name="P5"><text:span text:style-name="T21">Modulus</text:span></text:p>
              </table:table-cell>
              <table:table-cell>
                <text:p text:style-name="P5"><text:span text:style-name="T21">$x % $y</text:span></text:p>
              </table:table-cell>
              <table:table-cell>
                <text:p text:style-name="P5"><text:span text:style-name="T21">Remainder of $x divided by $y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1">**</text:span></text:p>
              </table:table-cell>
              <table:table-cell>
                <text:p text:style-name="P5"><text:span text:style-name="T21">Exponentiation</text:span></text:p>
              </table:table-cell>
              <table:table-cell>
                <text:p text:style-name="P5"><text:span text:style-name="T21">$x ** $y</text:span></text:p>
              </table:table-cell>
              <table:table-cell>
                <text:p text:style-name="P5"><text:span text:style-name="T21">Result of raising $x to the $y'th power (Introduced in PHP 5.6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signment operator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3.497cm" svg:height="12.456cm" svg:x="2.127cm" svg:y="5.24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4"><text:span text:style-name="T20">Assignment</text:span></text:p>
              </table:table-cell>
              <table:table-cell>
                <text:p text:style-name="P4"><text:span text:style-name="T20">Same as... </text:span></text:p>
              </table:table-cell>
              <table:table-cell>
                <text:p text:style-name="P4"><text:span text:style-name="T20">Description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21">x = y</text:span></text:p>
              </table:table-cell>
              <table:table-cell>
                <text:p text:style-name="P5"><text:span text:style-name="T21">x = y</text:span></text:p>
              </table:table-cell>
              <table:table-cell>
                <text:p text:style-name="P5"><text:span text:style-name="T21">The left operand gets set to the value of the expression on the right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21">x += y</text:span></text:p>
              </table:table-cell>
              <table:table-cell>
                <text:p text:style-name="P5"><text:span text:style-name="T21">x = x + y</text:span></text:p>
              </table:table-cell>
              <table:table-cell>
                <text:p text:style-name="P5"><text:span text:style-name="T21">Addition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21">x -= y</text:span></text:p>
              </table:table-cell>
              <table:table-cell>
                <text:p text:style-name="P5"><text:span text:style-name="T21">x = x - y</text:span></text:p>
              </table:table-cell>
              <table:table-cell>
                <text:p text:style-name="P5"><text:span text:style-name="T21">Subtraction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21">x *= y</text:span></text:p>
              </table:table-cell>
              <table:table-cell>
                <text:p text:style-name="P5"><text:span text:style-name="T21">x = x * y</text:span></text:p>
              </table:table-cell>
              <table:table-cell>
                <text:p text:style-name="P5"><text:span text:style-name="T21">Multiplication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21">x /= y</text:span></text:p>
              </table:table-cell>
              <table:table-cell>
                <text:p text:style-name="P5"><text:span text:style-name="T21">x = x / y</text:span></text:p>
              </table:table-cell>
              <table:table-cell>
                <text:p text:style-name="P5"><text:span text:style-name="T21">Division</text:span></text:p>
              </table:table-cell>
            </table:table-row>
            <table:table-row table:style-name="ro8" table:default-cell-style-name="ce2">
              <table:table-cell>
                <text:p text:style-name="P5"><text:span text:style-name="T21">x %= y</text:span></text:p>
              </table:table-cell>
              <table:table-cell>
                <text:p text:style-name="P5"><text:span text:style-name="T21">x = x % y</text:span></text:p>
              </table:table-cell>
              <table:table-cell>
                <text:p text:style-name="P5"><text:span text:style-name="T21">Modulu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ison operator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6.143cm" svg:height="13.454cm" svg:x="1cm" svg:y="4.80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9" table:default-cell-style-name="gray3">
              <table:table-cell>
                <text:p text:style-name="P4"><text:span text:style-name="T6">Operator</text:span></text:p>
              </table:table-cell>
              <table:table-cell>
                <text:p text:style-name="P4"><text:span text:style-name="T6">Name</text:span></text:p>
              </table:table-cell>
              <table:table-cell>
                <text:p text:style-name="P4"><text:span text:style-name="T6">Example</text:span></text:p>
              </table:table-cell>
              <table:table-cell>
                <text:p text:style-name="P4"><text:span text:style-name="T6">Result</text:span></text:p>
              </table:table-cell>
            </table:table-row>
            <table:table-row table:style-name="ro10" table:default-cell-style-name="gray2">
              <table:table-cell>
                <text:p text:style-name="P5">==</text:p>
              </table:table-cell>
              <table:table-cell>
                <text:p text:style-name="P5">Equal</text:p>
              </table:table-cell>
              <table:table-cell>
                <text:p text:style-name="P5">$x == $y</text:p>
              </table:table-cell>
              <table:table-cell>
                <text:p text:style-name="P5">Returns true if $x is equal to $y</text:p>
              </table:table-cell>
            </table:table-row>
            <table:table-row table:style-name="ro11" table:default-cell-style-name="gray1">
              <table:table-cell>
                <text:p text:style-name="P5">===</text:p>
              </table:table-cell>
              <table:table-cell>
                <text:p text:style-name="P5">Identical</text:p>
              </table:table-cell>
              <table:table-cell>
                <text:p text:style-name="P5">$x === $y</text:p>
              </table:table-cell>
              <table:table-cell>
                <text:p text:style-name="P5">Returns true if $x is equal to $y, and they are of the same type</text:p>
              </table:table-cell>
            </table:table-row>
            <table:table-row table:style-name="ro10" table:default-cell-style-name="gray2">
              <table:table-cell>
                <text:p text:style-name="P5">!=</text:p>
              </table:table-cell>
              <table:table-cell>
                <text:p text:style-name="P5">Not equal</text:p>
              </table:table-cell>
              <table:table-cell>
                <text:p text:style-name="P5">$x != $y</text:p>
              </table:table-cell>
              <table:table-cell>
                <text:p text:style-name="P5">Returns true if $x is not equal to $y</text:p>
              </table:table-cell>
            </table:table-row>
            <table:table-row table:style-name="ro10" table:default-cell-style-name="gray1">
              <table:table-cell>
                <text:p text:style-name="P5">&lt;&gt;</text:p>
              </table:table-cell>
              <table:table-cell>
                <text:p text:style-name="P5">Not equal</text:p>
              </table:table-cell>
              <table:table-cell>
                <text:p text:style-name="P5">$x &lt;&gt; $y</text:p>
              </table:table-cell>
              <table:table-cell>
                <text:p text:style-name="P5">Returns true if $x is not equal to $y</text:p>
              </table:table-cell>
            </table:table-row>
            <table:table-row table:style-name="ro11" table:default-cell-style-name="gray2">
              <table:table-cell>
                <text:p text:style-name="P5">!==</text:p>
              </table:table-cell>
              <table:table-cell>
                <text:p text:style-name="P5">Not identical</text:p>
              </table:table-cell>
              <table:table-cell>
                <text:p text:style-name="P5">$x !== $y</text:p>
              </table:table-cell>
              <table:table-cell>
                <text:p text:style-name="P5">Returns true if $x is not equal to $y, or they are not of the same type</text:p>
              </table:table-cell>
            </table:table-row>
            <table:table-row table:style-name="ro10" table:default-cell-style-name="gray1">
              <table:table-cell>
                <text:p text:style-name="P5">&gt;</text:p>
              </table:table-cell>
              <table:table-cell>
                <text:p text:style-name="P5">Greater than</text:p>
              </table:table-cell>
              <table:table-cell>
                <text:p text:style-name="P5">$x &gt; $y</text:p>
              </table:table-cell>
              <table:table-cell>
                <text:p text:style-name="P5">Returns true if $x is greater than $y</text:p>
              </table:table-cell>
            </table:table-row>
            <table:table-row table:style-name="ro10" table:default-cell-style-name="gray2">
              <table:table-cell>
                <text:p text:style-name="P5">&lt;</text:p>
              </table:table-cell>
              <table:table-cell>
                <text:p text:style-name="P5">Less than</text:p>
              </table:table-cell>
              <table:table-cell>
                <text:p text:style-name="P5">$x &lt; $y</text:p>
              </table:table-cell>
              <table:table-cell>
                <text:p text:style-name="P5">Returns true if $x is less than $y</text:p>
              </table:table-cell>
            </table:table-row>
            <table:table-row table:style-name="ro11" table:default-cell-style-name="gray1">
              <table:table-cell>
                <text:p text:style-name="P5">&gt;=</text:p>
              </table:table-cell>
              <table:table-cell>
                <text:p text:style-name="P5">Greater than or equal to</text:p>
              </table:table-cell>
              <table:table-cell>
                <text:p text:style-name="P5">$x &gt;= $y</text:p>
              </table:table-cell>
              <table:table-cell>
                <text:p text:style-name="P5">Returns true if $x is greater than or equal to $y</text:p>
              </table:table-cell>
            </table:table-row>
            <table:table-row table:style-name="ro11" table:default-cell-style-name="gray2">
              <table:table-cell>
                <text:p text:style-name="P5">&lt;=</text:p>
              </table:table-cell>
              <table:table-cell>
                <text:p text:style-name="P5">Less than or equal to</text:p>
              </table:table-cell>
              <table:table-cell>
                <text:p text:style-name="P5">$x &lt;= $y</text:p>
              </table:table-cell>
              <table:table-cell>
                <text:p text:style-name="P5">Returns true if $x is less than or equal to $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crement/Decrement Operator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5.575cm" svg:height="12.215cm" svg:x="1.617cm" svg:y="4.93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1">
              <table:table-cell>
                <text:p text:style-name="P4"><text:span text:style-name="T20">Operator</text:span></text:p>
              </table:table-cell>
              <table:table-cell>
                <text:p text:style-name="P4"><text:span text:style-name="T20">Name </text:span></text:p>
              </table:table-cell>
              <table:table-cell>
                <text:p text:style-name="P4"><text:span text:style-name="T20">Description</text:span></text:p>
              </table:table-cell>
            </table:table-row>
            <table:table-row table:style-name="ro13" table:default-cell-style-name="ce2">
              <table:table-cell>
                <text:p text:style-name="P5"><text:span text:style-name="T21">++$x</text:span></text:p>
              </table:table-cell>
              <table:table-cell>
                <text:p text:style-name="P5"><text:span text:style-name="T21">Pre-increment</text:span></text:p>
              </table:table-cell>
              <table:table-cell>
                <text:p text:style-name="P5"><text:span text:style-name="T21">Increments $x by one, then returns $x</text:span></text:p>
              </table:table-cell>
            </table:table-row>
            <table:table-row table:style-name="ro13" table:default-cell-style-name="ce2">
              <table:table-cell>
                <text:p text:style-name="P5"><text:span text:style-name="T21">$x++</text:span></text:p>
              </table:table-cell>
              <table:table-cell>
                <text:p text:style-name="P5"><text:span text:style-name="T21">Post-increment</text:span></text:p>
              </table:table-cell>
              <table:table-cell>
                <text:p text:style-name="P5"><text:span text:style-name="T21">Returns $x, then increments $x by one</text:span></text:p>
              </table:table-cell>
            </table:table-row>
            <table:table-row table:style-name="ro13" table:default-cell-style-name="ce2">
              <table:table-cell>
                <text:p text:style-name="P5"><text:span text:style-name="T21">--$x</text:span></text:p>
              </table:table-cell>
              <table:table-cell>
                <text:p text:style-name="P5"><text:span text:style-name="T21">Pre-decrement</text:span></text:p>
              </table:table-cell>
              <table:table-cell>
                <text:p text:style-name="P5"><text:span text:style-name="T21">Decrements $x by one, then returns $x</text:span></text:p>
              </table:table-cell>
            </table:table-row>
            <table:table-row table:style-name="ro14" table:default-cell-style-name="ce2">
              <table:table-cell>
                <text:p text:style-name="P5"><text:span text:style-name="T21">$x--</text:span></text:p>
              </table:table-cell>
              <table:table-cell>
                <text:p text:style-name="P5"><text:span text:style-name="T21">Post-decrement</text:span></text:p>
              </table:table-cell>
              <table:table-cell>
                <text:p text:style-name="P5"><text:span text:style-name="T21">Returns $x, then decrements $x by on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ical operator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3.566cm" svg:height="13.661cm" svg:x="2.009cm" svg:y="4.672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5" table:default-cell-style-name="ce1">
              <table:table-cell>
                <text:p text:style-name="P4"><text:span text:style-name="T20">Operator</text:span></text:p>
              </table:table-cell>
              <table:table-cell>
                <text:p text:style-name="P4"><text:span text:style-name="T20">Name</text:span></text:p>
              </table:table-cell>
              <table:table-cell>
                <text:p text:style-name="P4"><text:span text:style-name="T20">Example</text:span></text:p>
              </table:table-cell>
              <table:table-cell>
                <text:p text:style-name="P4"><text:span text:style-name="T20">Result</text:span></text:p>
              </table:table-cell>
            </table:table-row>
            <table:table-row table:style-name="ro15" table:default-cell-style-name="ce2">
              <table:table-cell>
                <text:p text:style-name="P5"><text:span text:style-name="T21">and</text:span></text:p>
              </table:table-cell>
              <table:table-cell>
                <text:p text:style-name="P5"><text:span text:style-name="T21">And</text:span></text:p>
              </table:table-cell>
              <table:table-cell>
                <text:p text:style-name="P5"><text:span text:style-name="T21">$x and $y</text:span></text:p>
              </table:table-cell>
              <table:table-cell>
                <text:p text:style-name="P5"><text:span text:style-name="T21">True if both $x and $y are true</text:span></text:p>
              </table:table-cell>
            </table:table-row>
            <table:table-row table:style-name="ro16" table:default-cell-style-name="ce2">
              <table:table-cell>
                <text:p text:style-name="P5"><text:span text:style-name="T21">or</text:span></text:p>
              </table:table-cell>
              <table:table-cell>
                <text:p text:style-name="P5"><text:span text:style-name="T21">Or</text:span></text:p>
              </table:table-cell>
              <table:table-cell>
                <text:p text:style-name="P5"><text:span text:style-name="T21">$x or $y</text:span></text:p>
              </table:table-cell>
              <table:table-cell>
                <text:p text:style-name="P5"><text:span text:style-name="T21">True if either $x or $y is true</text:span></text:p>
              </table:table-cell>
            </table:table-row>
            <table:table-row table:style-name="ro15" table:default-cell-style-name="ce2">
              <table:table-cell>
                <text:p text:style-name="P5"><text:span text:style-name="T21">xor</text:span></text:p>
              </table:table-cell>
              <table:table-cell>
                <text:p text:style-name="P5"><text:span text:style-name="T21">Xor</text:span></text:p>
              </table:table-cell>
              <table:table-cell>
                <text:p text:style-name="P5"><text:span text:style-name="T21">$x xor $y</text:span></text:p>
              </table:table-cell>
              <table:table-cell>
                <text:p text:style-name="P5"><text:span text:style-name="T21">True if either $x or $y is true, but not both</text:span></text:p>
              </table:table-cell>
            </table:table-row>
            <table:table-row table:style-name="ro16" table:default-cell-style-name="ce2">
              <table:table-cell>
                <text:p text:style-name="P5"><text:span text:style-name="T21">&amp;&amp;</text:span></text:p>
              </table:table-cell>
              <table:table-cell>
                <text:p text:style-name="P5"><text:span text:style-name="T21">And</text:span></text:p>
              </table:table-cell>
              <table:table-cell>
                <text:p text:style-name="P5"><text:span text:style-name="T21">$x &amp;&amp; $y</text:span></text:p>
              </table:table-cell>
              <table:table-cell>
                <text:p text:style-name="P5"><text:span text:style-name="T21">True if both $x and $y are true</text:span></text:p>
              </table:table-cell>
            </table:table-row>
            <table:table-row table:style-name="ro16" table:default-cell-style-name="ce2">
              <table:table-cell>
                <text:p text:style-name="P5"><text:span text:style-name="T21">||</text:span></text:p>
              </table:table-cell>
              <table:table-cell>
                <text:p text:style-name="P5"><text:span text:style-name="T21">Or</text:span></text:p>
              </table:table-cell>
              <table:table-cell>
                <text:p text:style-name="P5"><text:span text:style-name="T21">$x || $y</text:span></text:p>
              </table:table-cell>
              <table:table-cell>
                <text:p text:style-name="P5"><text:span text:style-name="T21">True if either $x or $y is true</text:span></text:p>
              </table:table-cell>
            </table:table-row>
            <table:table-row table:style-name="ro17" table:default-cell-style-name="ce2">
              <table:table-cell>
                <text:p text:style-name="P5"><text:span text:style-name="T21">!</text:span></text:p>
              </table:table-cell>
              <table:table-cell>
                <text:p text:style-name="P5"><text:span text:style-name="T21">Not</text:span></text:p>
              </table:table-cell>
              <table:table-cell>
                <text:p text:style-name="P5"><text:span text:style-name="T21">!$x</text:span></text:p>
              </table:table-cell>
              <table:table-cell>
                <text:p text:style-name="P5"><text:span text:style-name="T21">True if $x is not tru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ing operator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3.106cm" svg:height="10.5cm" svg:x="2.028cm" svg:y="5.922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8" table:default-cell-style-name="ce2">
              <table:table-cell>
                <text:p text:style-name="P5"><text:span text:style-name="T21">Operator </text:span></text:p>
              </table:table-cell>
              <table:table-cell>
                <text:p text:style-name="P5"><text:span text:style-name="T21">Name </text:span></text:p>
              </table:table-cell>
              <table:table-cell>
                <text:p text:style-name="P5"><text:span text:style-name="T21">Example </text:span></text:p>
              </table:table-cell>
              <table:table-cell>
                <text:p text:style-name="P5"><text:span text:style-name="T21">Result </text:span></text:p>
              </table:table-cell>
            </table:table-row>
            <table:table-row table:style-name="ro19" table:default-cell-style-name="ce2">
              <table:table-cell>
                <text:p text:style-name="P5"><text:span text:style-name="T21">. </text:span></text:p>
              </table:table-cell>
              <table:table-cell>
                <text:p text:style-name="P5"><text:span text:style-name="T21">Concatenation </text:span></text:p>
              </table:table-cell>
              <table:table-cell>
                <text:p text:style-name="P5"><text:span text:style-name="T21">$txt1 . $txt2 </text:span></text:p>
              </table:table-cell>
              <table:table-cell>
                <text:p text:style-name="P5"><text:span text:style-name="T21">Concatenation of $txt1 and $txt2 </text:span></text:p>
              </table:table-cell>
            </table:table-row>
            <table:table-row table:style-name="ro20" table:default-cell-style-name="ce2">
              <table:table-cell>
                <text:p text:style-name="P5"><text:span text:style-name="T21">.= </text:span></text:p>
              </table:table-cell>
              <table:table-cell>
                <text:p text:style-name="P5"><text:span text:style-name="T21">Concatenation assignment </text:span></text:p>
              </table:table-cell>
              <table:table-cell>
                <text:p text:style-name="P5"><text:span text:style-name="T21">$txt1 .= $txt2 </text:span></text:p>
              </table:table-cell>
              <table:table-cell>
                <text:p text:style-name="P5"><text:span text:style-name="T21">Appends $txt2 to $txt1 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ray operators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standard" draw:layer="layout" svg:width="25.946cm" svg:height="15.271cm" svg:x="1cm" svg:y="3.944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1" table:default-cell-style-name="ce1">
              <table:table-cell>
                <text:p text:style-name="P4"><text:span text:style-name="T20">Operator</text:span></text:p>
              </table:table-cell>
              <table:table-cell>
                <text:p text:style-name="P4"><text:span text:style-name="T20">Name</text:span></text:p>
              </table:table-cell>
              <table:table-cell>
                <text:p text:style-name="P4"><text:span text:style-name="T20">Example</text:span></text:p>
              </table:table-cell>
              <table:table-cell>
                <text:p text:style-name="P4"><text:span text:style-name="T20">Result</text:span></text:p>
              </table:table-cell>
            </table:table-row>
            <table:table-row table:style-name="ro22" table:default-cell-style-name="ce2">
              <table:table-cell>
                <text:p text:style-name="P5"><text:span text:style-name="T21">+</text:span></text:p>
              </table:table-cell>
              <table:table-cell>
                <text:p text:style-name="P5"><text:span text:style-name="T21">Union</text:span></text:p>
              </table:table-cell>
              <table:table-cell>
                <text:p text:style-name="P5"><text:span text:style-name="T21">$x + $y</text:span></text:p>
              </table:table-cell>
              <table:table-cell>
                <text:p text:style-name="P5"><text:span text:style-name="T21">Union of $x and $y</text:span></text:p>
              </table:table-cell>
            </table:table-row>
            <table:table-row table:style-name="ro23" table:default-cell-style-name="ce2">
              <table:table-cell>
                <text:p text:style-name="P5"><text:span text:style-name="T21">==</text:span></text:p>
              </table:table-cell>
              <table:table-cell>
                <text:p text:style-name="P5"><text:span text:style-name="T21">Equality</text:span></text:p>
              </table:table-cell>
              <table:table-cell>
                <text:p text:style-name="P5"><text:span text:style-name="T21">$x == $y</text:span></text:p>
              </table:table-cell>
              <table:table-cell>
                <text:p text:style-name="P5"><text:span text:style-name="T21">Returns true if $x and $y have the same key/value pairs</text:span></text:p>
              </table:table-cell>
            </table:table-row>
            <table:table-row table:style-name="ro24" table:default-cell-style-name="ce2">
              <table:table-cell>
                <text:p text:style-name="P5"><text:span text:style-name="T21">===</text:span></text:p>
              </table:table-cell>
              <table:table-cell>
                <text:p text:style-name="P5"><text:span text:style-name="T21">Identity</text:span></text:p>
              </table:table-cell>
              <table:table-cell>
                <text:p text:style-name="P5"><text:span text:style-name="T21">$x === $y</text:span></text:p>
              </table:table-cell>
              <table:table-cell>
                <text:p text:style-name="P5"><text:span text:style-name="T21">Returns true if $x and $y have the same key/value pairs in the same order and of the same types</text:span></text:p>
              </table:table-cell>
            </table:table-row>
            <table:table-row table:style-name="ro23" table:default-cell-style-name="ce2">
              <table:table-cell>
                <text:p text:style-name="P5"><text:span text:style-name="T21">!=</text:span></text:p>
              </table:table-cell>
              <table:table-cell>
                <text:p text:style-name="P5"><text:span text:style-name="T21">Inequality</text:span></text:p>
              </table:table-cell>
              <table:table-cell>
                <text:p text:style-name="P5"><text:span text:style-name="T21">$x != $y</text:span></text:p>
              </table:table-cell>
              <table:table-cell>
                <text:p text:style-name="P5"><text:span text:style-name="T21">Returns true if $x is not equal to $y</text:span></text:p>
              </table:table-cell>
            </table:table-row>
            <table:table-row table:style-name="ro23" table:default-cell-style-name="ce2">
              <table:table-cell>
                <text:p text:style-name="P5"><text:span text:style-name="T21">&lt;&gt;</text:span></text:p>
              </table:table-cell>
              <table:table-cell>
                <text:p text:style-name="P5"><text:span text:style-name="T21">Inequality</text:span></text:p>
              </table:table-cell>
              <table:table-cell>
                <text:p text:style-name="P5"><text:span text:style-name="T21">$x &lt;&gt; $y</text:span></text:p>
              </table:table-cell>
              <table:table-cell>
                <text:p text:style-name="P5"><text:span text:style-name="T21">Returns true if $x is not equal to $y</text:span></text:p>
              </table:table-cell>
            </table:table-row>
            <table:table-row table:style-name="ro25" table:default-cell-style-name="ce2">
              <table:table-cell>
                <text:p text:style-name="P5"><text:span text:style-name="T21">!==</text:span></text:p>
              </table:table-cell>
              <table:table-cell>
                <text:p text:style-name="P5"><text:span text:style-name="T21">Non-identity</text:span></text:p>
              </table:table-cell>
              <table:table-cell>
                <text:p text:style-name="P5"><text:span text:style-name="T21">$x !== $y</text:span></text:p>
              </table:table-cell>
              <table:table-cell>
                <text:p text:style-name="P5"><text:span text:style-name="T21">Returns true if $x is not identical to $y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unctions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tax</text:p>
                <text:list>
                  <text:list-item>
                    <text:p>function functionName() {</text:p>
                  </text:list-item>
                  <text:list-item>
                    <text:p><text:s text:c="4"/>code to be executed;</text:p>
                  </text:list-item>
                  <text:list-item>
                    <text:p>} </text:p>
                  </text:list-item>
                </text:list>
              </text:list-item>
              <text:list-item>
                <text:p>Function names are NOT case-sensitive.</text:p>
              </text:list-item>
            </text:list>
            <text:p><text:span text:style-name="T3">&lt;?php</text:span><text:span text:style-name="T4"><text:line-break/></text:span><text:span text:style-name="T1">function</text:span><text:span text:style-name="T4"> writeMsg() {</text:span><text:span text:style-name="T4"><text:line-break/></text:span><text:span text:style-name="T4">    </text:span><text:span text:style-name="T1">echo</text:span><text:span text:style-name="T4"> </text:span><text:span text:style-name="T2">"Hello world!"</text:span><text:span text:style-name="T4">;</text:span><text:span text:style-name="T4"><text:line-break/></text:span><text:span text:style-name="T4">}</text:span><text:span text:style-name="T4"><text:line-break/></text:span><text:span text:style-name="T4"><text:line-break/></text:span><text:span text:style-name="T4">writeMsg(); </text:span><text:span text:style-name="T18">// call the function</text:span><text:span text:style-name="T18"><text:line-break/></text:span><text:span text:style-name="T3">?&gt;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 Argumen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<text:span text:style-name="T3">&lt;?php</text:span><text:span text:style-name="T4"><text:line-break/></text:span><text:span text:style-name="T1">function</text:span><text:span text:style-name="T4"> familyName($fname, $year) {</text:span><text:span text:style-name="T4"><text:line-break/></text:span><text:span text:style-name="T4">    </text:span><text:span text:style-name="T1">echo</text:span><text:span text:style-name="T4"> </text:span><text:span text:style-name="T2">"$fname Refsnes. Born in $year &lt;br&gt;"</text:span><text:span text:style-name="T4">;</text:span><text:span text:style-name="T4"><text:line-break/></text:span><text:span text:style-name="T4">}</text:span><text:span text:style-name="T4"><text:line-break/></text:span><text:span text:style-name="T4"><text:line-break/></text:span><text:span text:style-name="T4">familyName(</text:span><text:span text:style-name="T2">"Hege"</text:span><text:span text:style-name="T4">, </text:span><text:span text:style-name="T2">"1975"</text:span><text:span text:style-name="T4">);</text:span><text:span text:style-name="T4"><text:line-break/></text:span><text:span text:style-name="T4">familyName(</text:span><text:span text:style-name="T2">"Stale"</text:span><text:span text:style-name="T4">, </text:span><text:span text:style-name="T2">"1978"</text:span><text:span text:style-name="T4">);</text:span><text:span text:style-name="T4"><text:line-break/></text:span><text:span text:style-name="T4">familyName(</text:span><text:span text:style-name="T2">"Kai Jim"</text:span><text:span text:style-name="T4">, </text:span><text:span text:style-name="T2">"1983"</text:span><text:span text:style-name="T4">);</text:span><text:span text:style-name="T4"><text:line-break/></text:span><text:span text:style-name="T3">?&gt;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 default argumen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<text:span text:style-name="T3">&lt;?php</text:span><text:span text:style-name="T4"><text:line-break/></text:span><text:span text:style-name="T1">function</text:span><text:span text:style-name="T4"> setHeight($minheight = </text:span><text:span text:style-name="T3">50</text:span><text:span text:style-name="T4">) {</text:span><text:span text:style-name="T4"><text:line-break/></text:span><text:span text:style-name="T4">    </text:span><text:span text:style-name="T1">echo</text:span><text:span text:style-name="T4"> </text:span><text:span text:style-name="T2">"The height is : $minheight &lt;br&gt;"</text:span><text:span text:style-name="T4">;</text:span><text:span text:style-name="T4"><text:line-break/></text:span><text:span text:style-name="T4">}</text:span><text:span text:style-name="T4"><text:line-break/></text:span><text:span text:style-name="T4"><text:line-break/></text:span><text:span text:style-name="T4">setHeight(</text:span><text:span text:style-name="T3">350</text:span><text:span text:style-name="T4">);</text:span><text:span text:style-name="T4"><text:line-break/></text:span><text:span text:style-name="T4">setHeight(); </text:span><text:span text:style-name="T18">// will use the default value of 50</text:span><text:span text:style-name="T18"><text:line-break/></text:span><text:span text:style-name="T4">setHeight(</text:span><text:span text:style-name="T3">135</text:span><text:span text:style-name="T4">);</text:span><text:span text:style-name="T4"><text:line-break/></text:span><text:span text:style-name="T4">setHeight(</text:span><text:span text:style-name="T3">80</text:span><text:span text:style-name="T4">);</text:span><text:span text:style-name="T4"><text:line-break/></text:span><text:span text:style-name="T3">?&gt;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s return values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3">&lt;?php</text:span><text:span text:style-name="T4"><text:line-break/></text:span><text:span text:style-name="T1">function</text:span><text:span text:style-name="T4"> sum($x, $y) {</text:span><text:span text:style-name="T4"><text:line-break/></text:span><text:span text:style-name="T4">    $z = $x + $y;</text:span><text:span text:style-name="T4"><text:line-break/></text:span><text:span text:style-name="T4">    </text:span><text:span text:style-name="T1">return</text:span><text:span text:style-name="T4"> $z;</text:span><text:span text:style-name="T4"><text:line-break/></text:span><text:span text:style-name="T4">}</text:span><text:span text:style-name="T4"><text:line-break/></text:span><text:span text:style-name="T4"><text:line-break/></text:span><text:span text:style-name="T1">echo</text:span><text:span text:style-name="T4"> </text:span><text:span text:style-name="T2">"5 + 10 = "</text:span><text:span text:style-name="T4"> . sum(</text:span><text:span text:style-name="T3">5</text:span><text:span text:style-name="T4">, </text:span><text:span text:style-name="T3">10</text:span><text:span text:style-name="T4">) . </text:span><text:span text:style-name="T2">"&lt;br&gt;"</text:span><text:span text:style-name="T4">;</text:span><text:span text:style-name="T4"><text:line-break/></text:span><text:span text:style-name="T1">echo</text:span><text:span text:style-name="T4"> </text:span><text:span text:style-name="T2">"7 + 13 = "</text:span><text:span text:style-name="T4"> . sum(</text:span><text:span text:style-name="T3">7</text:span><text:span text:style-name="T4">, </text:span><text:span text:style-name="T3">13</text:span><text:span text:style-name="T4">) . </text:span><text:span text:style-name="T2">"&lt;br&gt;"</text:span><text:span text:style-name="T4">;</text:span><text:span text:style-name="T4"><text:line-break/></text:span><text:span text:style-name="T1">echo</text:span><text:span text:style-name="T4"> </text:span><text:span text:style-name="T2">"2 + 4 = "</text:span><text:span text:style-name="T4"> . sum(</text:span><text:span text:style-name="T3">2</text:span><text:span text:style-name="T4">, </text:span><text:span text:style-name="T3">4</text:span><text:span text:style-name="T4">);</text:span><text:span text:style-name="T4"><text:line-break/></text:span><text:span text:style-name="T3">?&gt;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rays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Array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n array stores multiple values in one single variable</text:p>
              </text:list-item>
            </text:list>
            <text:p><text:span text:style-name="T22">&lt;?php</text:span><text:span text:style-name="T23"><text:line-break/></text:span><text:span text:style-name="T23">$cars = </text:span><text:span text:style-name="T24">array</text:span><text:span text:style-name="T23">(</text:span><text:span text:style-name="T25">"Volvo"</text:span><text:span text:style-name="T23">, </text:span><text:span text:style-name="T25">"BMW"</text:span><text:span text:style-name="T23">, </text:span><text:span text:style-name="T25">"Toyota"</text:span><text:span text:style-name="T23">);</text:span><text:span text:style-name="T23"><text:line-break/></text:span><text:span text:style-name="T24">echo</text:span><text:span text:style-name="T23"> </text:span><text:span text:style-name="T25">"I like "</text:span><text:span text:style-name="T23"> . $cars[</text:span><text:span text:style-name="T22">0</text:span><text:span text:style-name="T23">] . </text:span><text:span text:style-name="T25">", "</text:span><text:span text:style-name="T23"> . $cars[</text:span><text:span text:style-name="T22">1</text:span><text:span text:style-name="T23">] . </text:span><text:span text:style-name="T25">" and "</text:span><text:span text:style-name="T23"> . $cars[</text:span><text:span text:style-name="T22">2</text:span><text:span text:style-name="T23">] . </text:span><text:span text:style-name="T25">"."</text:span><text:span text:style-name="T23">;</text:span><text:span text:style-name="T23"><text:line-break/></text:span><text:span text:style-name="T22">?&gt;</text:span><text:span text:style-name="T26"> </text:span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s of Array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<text:s text:c="4"/>Indexed arrays - Arrays with a numeric index</text:p>
                <text:list>
                  <text:list-item>
                    <text:list>
                      <text:list-item>
                        <text:p>Normal arrays</text:p>
                      </text:list-item>
                    </text:list>
                  </text:list-item>
                </text:list>
              </text:list-item>
              <text:list-item>
                <text:p><text:s text:c="4"/>Associative arrays - Arrays with named keys</text:p>
                <text:list>
                  <text:list-item>
                    <text:list>
                      <text:list-item>
                        <text:p>Like Hash tables</text:p>
                      </text:list-item>
                    </text:list>
                  </text:list-item>
                </text:list>
              </text:list-item>
              <text:list-item>
                <text:p><text:s text:c="4"/>Multidimensional arrays - Arrays containing one or more arrays</text:p>
                <text:list>
                  <text:list-item>
                    <text:list>
                      <text:list-item>
                        <text:p>Can be either indexed or associativ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re on indexed arrays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p><text:span text:style-name="T7">&lt;?php</text:span><text:span text:style-name="T8"><text:line-break/></text:span><text:span text:style-name="T8">$cars = </text:span><text:span text:style-name="T10">array</text:span><text:span text:style-name="T8">(</text:span><text:span text:style-name="T11">"Volvo"</text:span><text:span text:style-name="T8">, </text:span><text:span text:style-name="T11">"BMW"</text:span><text:span text:style-name="T8">, </text:span><text:span text:style-name="T11">"Toyota"</text:span><text:span text:style-name="T8">);</text:span><text:span text:style-name="T8"><text:line-break/></text:span><text:span text:style-name="T10">echo</text:span><text:span text:style-name="T8"> </text:span><text:span text:style-name="T11">"I like "</text:span><text:span text:style-name="T8"> . $cars[</text:span><text:span text:style-name="T7">0</text:span><text:span text:style-name="T8">] . </text:span><text:span text:style-name="T11">", "</text:span><text:span text:style-name="T8"> . $cars[</text:span><text:span text:style-name="T7">1</text:span><text:span text:style-name="T8">] . </text:span><text:span text:style-name="T11">" and "</text:span><text:span text:style-name="T8"> . $cars[</text:span><text:span text:style-name="T7">2</text:span><text:span text:style-name="T8">] . </text:span><text:span text:style-name="T11">"."</text:span><text:span text:style-name="T8">;</text:span><text:span text:style-name="T8"><text:line-break/></text:span><text:span text:style-name="T7">?&gt;</text:span> </text:p>
            <text:p><text:span text:style-name="T27">Get the length</text:span></text:p>
            <text:p><text:span text:style-name="T7">&lt;?php</text:span><text:span text:style-name="T8"><text:line-break/></text:span><text:span text:style-name="T8">$cars = </text:span><text:span text:style-name="T10">array</text:span><text:span text:style-name="T8">(</text:span><text:span text:style-name="T11">"Volvo"</text:span><text:span text:style-name="T8">, </text:span><text:span text:style-name="T11">"BMW"</text:span><text:span text:style-name="T8">, </text:span><text:span text:style-name="T11">"Toyota"</text:span><text:span text:style-name="T8">);</text:span><text:span text:style-name="T8"><text:line-break/></text:span><text:span text:style-name="T10">echo</text:span><text:span text:style-name="T8"> count($cars);</text:span><text:span text:style-name="T8"><text:line-break/></text:span><text:span text:style-name="T7">?&gt;</text:span> </text:p>
          </draw:text-box>
        </draw:frame>
        <draw:frame presentation:style-name="pr7" draw:layer="layout" svg:width="12.443cm" svg:height="13cm" svg:x="14.066cm" svg:y="5.5cm" presentation:class="outline" presentation:user-transformed="true">
          <draw:text-box>
            <text:p><text:span text:style-name="T27">Looping over arrays</text:span></text:p>
            <text:p><text:span text:style-name="T7">&lt;?php</text:span><text:span text:style-name="T8"><text:line-break/></text:span><text:span text:style-name="T8">$cars = </text:span><text:span text:style-name="T10">array</text:span><text:span text:style-name="T8">(</text:span><text:span text:style-name="T11">"Volvo"</text:span><text:span text:style-name="T8">, </text:span><text:span text:style-name="T11">"BMW"</text:span><text:span text:style-name="T8">, </text:span><text:span text:style-name="T11">"Toyota"</text:span><text:span text:style-name="T8">);</text:span><text:span text:style-name="T8"><text:line-break/></text:span><text:span text:style-name="T8">$arrlength = count($cars);</text:span><text:span text:style-name="T8"><text:line-break/></text:span><text:span text:style-name="T10">for</text:span><text:span text:style-name="T8">($x = </text:span><text:span text:style-name="T7">0</text:span><text:span text:style-name="T8">; $x &lt; $arrlength; $x++) {</text:span><text:span text:style-name="T8"><text:line-break/></text:span><text:span text:style-name="T8">    </text:span><text:span text:style-name="T10">echo</text:span><text:span text:style-name="T8"> $cars[$x];</text:span><text:span text:style-name="T8"><text:line-break/></text:span><text:span text:style-name="T8">    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sociative array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<text:span text:style-name="T7">&lt;?php</text:span><text:span text:style-name="T8"><text:line-break/></text:span><text:span text:style-name="T8">$age = </text:span><text:span text:style-name="T10">array</text:span><text:span text:style-name="T8">(</text:span><text:span text:style-name="T11">"Peter"</text:span><text:span text:style-name="T8">=&gt;</text:span><text:span text:style-name="T11">"35"</text:span><text:span text:style-name="T8">, </text:span><text:span text:style-name="T11">"Ben"</text:span><text:span text:style-name="T8">=&gt;</text:span><text:span text:style-name="T11">"37"</text:span><text:span text:style-name="T8">, </text:span><text:span text:style-name="T11">"Joe"</text:span><text:span text:style-name="T8">=&gt;</text:span><text:span text:style-name="T11">"43"</text:span><text:span text:style-name="T8">);</text:span><text:span text:style-name="T8"><text:line-break/></text:span><text:span text:style-name="T10">echo</text:span><text:span text:style-name="T8"> </text:span><text:span text:style-name="T11">"Peter is "</text:span><text:span text:style-name="T8"> . $age[</text:span><text:span text:style-name="T11">'Peter'</text:span><text:span text:style-name="T8">] . </text:span><text:span text:style-name="T11">" years old."</text:span><text:span text:style-name="T8">;</text:span><text:span text:style-name="T8"><text:line-break/></text:span><text:span text:style-name="T7">?&gt;</text:span><text:span text:style-name="T8"> </text:span></text:p>
            <text:p><text:span text:style-name="T8">Looping through associative array</text:span></text:p>
            <text:p><text:span text:style-name="T7">&lt;?php</text:span><text:span text:style-name="T8"><text:line-break/></text:span><text:span text:style-name="T8">$age = </text:span><text:span text:style-name="T10">array</text:span><text:span text:style-name="T8">(</text:span><text:span text:style-name="T11">"Peter"</text:span><text:span text:style-name="T8">=&gt;</text:span><text:span text:style-name="T11">"35"</text:span><text:span text:style-name="T8">, </text:span><text:span text:style-name="T11">"Ben"</text:span><text:span text:style-name="T8">=&gt;</text:span><text:span text:style-name="T11">"37"</text:span><text:span text:style-name="T8">, </text:span><text:span text:style-name="T11">"Joe"</text:span><text:span text:style-name="T8">=&gt;</text:span><text:span text:style-name="T11">"43"</text:span><text:span text:style-name="T8">);</text:span><text:span text:style-name="T8"><text:line-break/></text:span><text:span text:style-name="T10">foreach</text:span><text:span text:style-name="T8">($age </text:span><text:span text:style-name="T10">as</text:span><text:span text:style-name="T8"> $x =&gt; $x_value) {</text:span><text:span text:style-name="T8"><text:line-break/></text:span><text:span text:style-name="T8">    </text:span><text:span text:style-name="T10">echo</text:span><text:span text:style-name="T8"> </text:span><text:span text:style-name="T11">"Key="</text:span><text:span text:style-name="T8"> . $x . </text:span><text:span text:style-name="T11">", Value="</text:span><text:span text:style-name="T8"> . $x_value;</text:span><text:span text:style-name="T8"><text:line-break/></text:span><text:span text:style-name="T8">    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8">}</text:span><text:span text:style-name="T8"><text:line-break/></text:span><text:span text:style-name="T7">?&gt;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tidimentional arrays</text:p>
          </draw:text-box>
        </draw:frame>
        <draw:frame presentation:style-name="pr7" draw:layer="layout" svg:width="12.443cm" svg:height="13cm" svg:x="1cm" svg:y="5.5cm" presentation:class="outline">
          <draw:text-box>
            <text:p><text:span text:style-name="T28">&lt;?php</text:span><text:span text:style-name="T29"><text:line-break/></text:span><text:span text:style-name="T30">echo</text:span><text:span text:style-name="T29"> $cars[</text:span><text:span text:style-name="T28">0</text:span><text:span text:style-name="T29">][</text:span><text:span text:style-name="T28">0</text:span><text:span text:style-name="T29">].</text:span><text:span text:style-name="T31">": In stock: "</text:span><text:span text:style-name="T29">.$cars[</text:span><text:span text:style-name="T28">0</text:span><text:span text:style-name="T29">][</text:span><text:span text:style-name="T28">1</text:span><text:span text:style-name="T29">].</text:span><text:span text:style-name="T31">", sold: "</text:span><text:span text:style-name="T29">.$cars[</text:span><text:span text:style-name="T28">0</text:span><text:span text:style-name="T29">]</text:span><text:span text:style-name="T29">[</text:span><text:span text:style-name="T28">2</text:span><text:span text:style-name="T29">].</text:span><text:span text:style-name="T31">".&lt;br&gt;"</text:span><text:span text:style-name="T29">;</text:span><text:span text:style-name="T29"><text:line-break/></text:span><text:span text:style-name="T30">echo</text:span><text:span text:style-name="T29"> $cars[</text:span><text:span text:style-name="T28">1</text:span><text:span text:style-name="T29">][</text:span><text:span text:style-name="T28">0</text:span><text:span text:style-name="T29">].</text:span><text:span text:style-name="T31">": In stock: "</text:span><text:span text:style-name="T29">.$cars[</text:span><text:span text:style-name="T28">1</text:span><text:span text:style-name="T29">][</text:span><text:span text:style-name="T28">1</text:span><text:span text:style-name="T29">].</text:span><text:span text:style-name="T31">", sold: "</text:span><text:span text:style-name="T29">.$cars[</text:span><text:span text:style-name="T28">1</text:span><text:span text:style-name="T29">]</text:span><text:span text:style-name="T29">[</text:span><text:span text:style-name="T28">2</text:span><text:span text:style-name="T29">].</text:span><text:span text:style-name="T31">".&lt;br&gt;"</text:span><text:span text:style-name="T29">;</text:span><text:span text:style-name="T29"><text:line-break/></text:span><text:span text:style-name="T30">echo</text:span><text:span text:style-name="T29"> $cars[</text:span><text:span text:style-name="T28">2</text:span><text:span text:style-name="T29">][</text:span><text:span text:style-name="T28">0</text:span><text:span text:style-name="T29">].</text:span><text:span text:style-name="T31">": In stock: "</text:span><text:span text:style-name="T29">.$cars[</text:span><text:span text:style-name="T28">2</text:span><text:span text:style-name="T29">][</text:span><text:span text:style-name="T28">1</text:span><text:span text:style-name="T29">].</text:span><text:span text:style-name="T31">", sold: "</text:span><text:span text:style-name="T29">.$cars[</text:span><text:span text:style-name="T28">2</text:span><text:span text:style-name="T29">]</text:span><text:span text:style-name="T29">[</text:span><text:span text:style-name="T28">2</text:span><text:span text:style-name="T29">].</text:span><text:span text:style-name="T31">".&lt;br&gt;"</text:span><text:span text:style-name="T29">;</text:span><text:span text:style-name="T29"><text:line-break/></text:span><text:span text:style-name="T30">echo</text:span><text:span text:style-name="T29"> $cars[</text:span><text:span text:style-name="T28">3</text:span><text:span text:style-name="T29">][</text:span><text:span text:style-name="T28">0</text:span><text:span text:style-name="T29">].</text:span><text:span text:style-name="T31">": In stock: "</text:span><text:span text:style-name="T29">.$cars[</text:span><text:span text:style-name="T28">3</text:span><text:span text:style-name="T29">][</text:span><text:span text:style-name="T28">1</text:span><text:span text:style-name="T29">].</text:span><text:span text:style-name="T31">", sold: "</text:span><text:span text:style-name="T29">.$cars[</text:span><text:span text:style-name="T28">3</text:span><text:span text:style-name="T29">]</text:span><text:span text:style-name="T29">[</text:span><text:span text:style-name="T28">2</text:span><text:span text:style-name="T29">].</text:span><text:span text:style-name="T31">".&lt;br&gt;"</text:span><text:span text:style-name="T29">;</text:span><text:span text:style-name="T29"><text:line-break/></text:span><text:span text:style-name="T28">?&gt;</text:span><text:span text:style-name="T29"> </text:span></text:p>
          </draw:text-box>
        </draw:frame>
        <draw:frame presentation:style-name="pr7" draw:layer="layout" svg:width="12.443cm" svg:height="13cm" svg:x="14.066cm" svg:y="5.5cm" presentation:class="outline">
          <draw:text-box>
            <text:p><text:span text:style-name="T7">&lt;?php</text:span><text:span text:style-name="T8"><text:line-break/></text:span><text:span text:style-name="T10">for</text:span><text:span text:style-name="T8"> ($row = </text:span><text:span text:style-name="T7">0</text:span><text:span text:style-name="T8">; $row &lt; </text:span><text:span text:style-name="T7">4</text:span><text:span text:style-name="T8">; $row++) {</text:span><text:span text:style-name="T8"><text:line-break/></text:span><text:span text:style-name="T8">  </text:span><text:span text:style-name="T10">echo</text:span><text:span text:style-name="T8"> </text:span><text:span text:style-name="T11">"&lt;p&gt;&lt;b&gt;Row number $row&lt;/b&gt;&lt;/p&gt;"</text:span><text:span text:style-name="T8">;</text:span><text:span text:style-name="T8"><text:line-break/></text:span><text:span text:style-name="T8">  </text:span><text:span text:style-name="T10">echo</text:span><text:span text:style-name="T8"> </text:span><text:span text:style-name="T11">"&lt;ul&gt;"</text:span><text:span text:style-name="T8">;</text:span><text:span text:style-name="T8"><text:line-break/></text:span><text:span text:style-name="T8">  </text:span><text:span text:style-name="T10">for</text:span><text:span text:style-name="T8"> ($col = </text:span><text:span text:style-name="T7">0</text:span><text:span text:style-name="T8">; $col &lt; </text:span><text:span text:style-name="T7">3</text:span><text:span text:style-name="T8">; $col++) {</text:span><text:span text:style-name="T8"><text:line-break/></text:span><text:span text:style-name="T8">    </text:span><text:span text:style-name="T10">echo</text:span><text:span text:style-name="T8"> </text:span><text:span text:style-name="T11">"&lt;li&gt;"</text:span><text:span text:style-name="T8">.$cars[$row][$col].</text:span><text:span text:style-name="T11">"&lt;/li&gt;"</text:span><text:span text:style-name="T8">;</text:span><text:span text:style-name="T8"><text:line-break/></text:span><text:span text:style-name="T8">  }</text:span><text:span text:style-name="T8"><text:line-break/></text:span><text:span text:style-name="T8">  </text:span><text:span text:style-name="T10">echo</text:span><text:span text:style-name="T8"> </text:span><text:span text:style-name="T11">"&lt;/ul&gt;"</text:span><text:span text:style-name="T8">;</text:span><text:span text:style-name="T8"><text:line-break/></text:span><text:span text:style-name="T8">}</text:span><text:span text:style-name="T8"><text:line-break/></text:span><text:span text:style-name="T7">?&gt;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rting arrays</text:p>
          </draw:text-box>
        </draw:frame>
        <draw:frame presentation:style-name="pr7" draw:layer="layout" svg:width="25.5cm" svg:height="13cm" svg:x="1cm" svg:y="5.5cm" presentation:class="outline">
          <draw:text-box>
            <text:p>The following example sorts the elements of the $cars array in ascending alphabetical order:</text:p>
            <text:p><text:span text:style-name="T7">&lt;?php</text:span><text:span text:style-name="T8"><text:line-break/></text:span><text:span text:style-name="T8">$cars = </text:span><text:span text:style-name="T10">array</text:span><text:span text:style-name="T8">(</text:span><text:span text:style-name="T11">"Volvo"</text:span><text:span text:style-name="T8">, </text:span><text:span text:style-name="T11">"BMW"</text:span><text:span text:style-name="T8">, </text:span><text:span text:style-name="T11">"Toyota"</text:span><text:span text:style-name="T8">);</text:span><text:span text:style-name="T8"><text:line-break/></text:span><text:span text:style-name="T8">sort($cars);</text:span><text:span text:style-name="T8"><text:line-break/></text:span><text:span text:style-name="T7">?&gt;</text:span><text:span text:style-name="T8"> </text:span></text:p>
            <text:p>The following example sorts the elements of the $numbers array in ascending numerical order:</text:p>
            <text:p><text:span text:style-name="T7">&lt;?php</text:span><text:span text:style-name="T8"><text:line-break/></text:span><text:span text:style-name="T8">$numbers = </text:span><text:span text:style-name="T10">array</text:span><text:span text:style-name="T8">(</text:span><text:span text:style-name="T7">4</text:span><text:span text:style-name="T8">, </text:span><text:span text:style-name="T7">6</text:span><text:span text:style-name="T8">, </text:span><text:span text:style-name="T7">2</text:span><text:span text:style-name="T8">, </text:span><text:span text:style-name="T7">22</text:span><text:span text:style-name="T8">, </text:span><text:span text:style-name="T7">11</text:span><text:span text:style-name="T8">);</text:span><text:span text:style-name="T8"><text:line-break/></text:span><text:span text:style-name="T8">sort($numbers);</text:span><text:span text:style-name="T8"><text:line-break/></text:span><text:span text:style-name="T7">?&gt;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rting array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<text:span text:style-name="T7">&lt;?php</text:span><text:span text:style-name="T8"><text:line-break/></text:span><text:span text:style-name="T8">$cars = </text:span><text:span text:style-name="T10">array</text:span><text:span text:style-name="T8">(</text:span><text:span text:style-name="T11">"Volvo"</text:span><text:span text:style-name="T8">, </text:span><text:span text:style-name="T11">"BMW"</text:span><text:span text:style-name="T8">, </text:span><text:span text:style-name="T11">"Toyota"</text:span><text:span text:style-name="T8">);</text:span><text:span text:style-name="T8"><text:line-break/></text:span><text:span text:style-name="T8">rsort($cars); // descending alphabetical order</text:span><text:span text:style-name="T8"><text:line-break/></text:span><text:span text:style-name="T7">?&gt; </text:span></text:p>
            <text:p><text:span text:style-name="T7">&lt;?php</text:span><text:span text:style-name="T8"><text:line-break/></text:span><text:span text:style-name="T8">$numbers = </text:span><text:span text:style-name="T10">array</text:span><text:span text:style-name="T8">(</text:span><text:span text:style-name="T7">4</text:span><text:span text:style-name="T8">, </text:span><text:span text:style-name="T7">6</text:span><text:span text:style-name="T8">, </text:span><text:span text:style-name="T7">2</text:span><text:span text:style-name="T8">, </text:span><text:span text:style-name="T7">22</text:span><text:span text:style-name="T8">, </text:span><text:span text:style-name="T7">11</text:span><text:span text:style-name="T8">);</text:span><text:span text:style-name="T8"><text:line-break/></text:span><text:span text:style-name="T8">rsort($numbers);</text:span><text:span text:style-name="T8"><text:line-break/></text:span><text:span text:style-name="T7">?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rting associative arrays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p><text:span text:style-name="T7">&lt;?php</text:span><text:span text:style-name="T8"><text:line-break/></text:span><text:span text:style-name="T8">$age = </text:span><text:span text:style-name="T10">array</text:span><text:span text:style-name="T8">(</text:span><text:span text:style-name="T11">"Peter"</text:span><text:span text:style-name="T8">=&gt;</text:span><text:span text:style-name="T11">"35"</text:span><text:span text:style-name="T8">, </text:span><text:span text:style-name="T11">"Ben"</text:span><text:span text:style-name="T8">=&gt;</text:span><text:span text:style-name="T11">"37"</text:span><text:span text:style-name="T8">, </text:span><text:span text:style-name="T11">"Joe"</text:span><text:span text:style-name="T8">=&gt;</text:span><text:span text:style-name="T11">"43"</text:span><text:span text:style-name="T8">);</text:span><text:span text:style-name="T8"><text:line-break/></text:span><text:span text:style-name="T8">asort($age); // ascending order, on value</text:span><text:span text:style-name="T8"><text:line-break/></text:span><text:span text:style-name="T7">?&gt; </text:span></text:p>
            <text:p><text:span text:style-name="T7">&lt;?php</text:span><text:span text:style-name="T8"><text:line-break/></text:span><text:span text:style-name="T8">$age = </text:span><text:span text:style-name="T10">array</text:span><text:span text:style-name="T8">(</text:span><text:span text:style-name="T11">"Peter"</text:span><text:span text:style-name="T8">=&gt;</text:span><text:span text:style-name="T11">"35"</text:span><text:span text:style-name="T8">, </text:span><text:span text:style-name="T11">"Ben"</text:span><text:span text:style-name="T8">=&gt;</text:span><text:span text:style-name="T11">"37"</text:span><text:span text:style-name="T8">, </text:span><text:span text:style-name="T11">"Joe"</text:span><text:span text:style-name="T8">=&gt;</text:span><text:span text:style-name="T11">"43"</text:span><text:span text:style-name="T8">);</text:span><text:span text:style-name="T8"><text:line-break/></text:span><text:span text:style-name="T8">ksort($age); / ascending order, on key</text:span><text:span text:style-name="T8"><text:line-break/></text:span><text:span text:style-name="T7">?&gt; </text:span></text:p>
          </draw:text-box>
        </draw:frame>
        <draw:frame presentation:style-name="pr7" draw:layer="layout" svg:width="12.443cm" svg:height="13cm" svg:x="14.066cm" svg:y="5.5cm" presentation:class="outline" presentation:user-transformed="true">
          <draw:text-box>
            <text:p><text:span text:style-name="T7">&lt;?php</text:span><text:span text:style-name="T8"><text:line-break/></text:span><text:span text:style-name="T8">$age = </text:span><text:span text:style-name="T10">array</text:span><text:span text:style-name="T8">(</text:span><text:span text:style-name="T11">"Peter"</text:span><text:span text:style-name="T8">=&gt;</text:span><text:span text:style-name="T11">"35"</text:span><text:span text:style-name="T8">, </text:span><text:span text:style-name="T11">"Ben"</text:span><text:span text:style-name="T8">=&gt;</text:span><text:span text:style-name="T11">"37"</text:span><text:span text:style-name="T8">, </text:span><text:span text:style-name="T11">"Joe"</text:span><text:span text:style-name="T8">=&gt;</text:span><text:span text:style-name="T11">"43"</text:span><text:span text:style-name="T8">);</text:span><text:span text:style-name="T8"><text:line-break/></text:span><text:span text:style-name="T8">arsort($age);</text:span><text:span text:style-name="T8"><text:line-break/></text:span><text:span text:style-name="T7">?&gt; </text:span></text:p>
            <text:p><text:span text:style-name="T7">&lt;?php</text:span><text:span text:style-name="T8"><text:line-break/></text:span><text:span text:style-name="T8">$age = </text:span><text:span text:style-name="T10">array</text:span><text:span text:style-name="T8">(</text:span><text:span text:style-name="T11">"Peter"</text:span><text:span text:style-name="T8">=&gt;</text:span><text:span text:style-name="T11">"35"</text:span><text:span text:style-name="T8">, </text:span><text:span text:style-name="T11">"Ben"</text:span><text:span text:style-name="T8">=&gt;</text:span><text:span text:style-name="T11">"37"</text:span><text:span text:style-name="T8">, </text:span><text:span text:style-name="T11">"Joe"</text:span><text:span text:style-name="T8">=&gt;</text:span><text:span text:style-name="T11">"43"</text:span><text:span text:style-name="T8">);</text:span><text:span text:style-name="T8"><text:line-break/></text:span><text:span text:style-name="T8">krsort($age);</text:span><text:span text:style-name="T8"><text:line-break/></text:span><text:span text:style-name="T7">?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uperglobals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erglobal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<text:s text:c="4"/>$GLOBALS</text:p>
              </text:list-item>
              <text:list-item>
                <text:p><text:s text:c="4"/>$_SERVER</text:p>
              </text:list-item>
              <text:list-item>
                <text:p><text:s text:c="4"/>$_REQUEST</text:p>
              </text:list-item>
              <text:list-item>
                <text:p><text:s text:c="4"/>$_POST</text:p>
              </text:list-item>
              <text:list-item>
                <text:p><text:s text:c="4"/>$_GET</text:p>
              </text:list-item>
              <text:list-item>
                <text:p><text:s text:c="4"/>$_FILES</text:p>
              </text:list-item>
              <text:list-item>
                <text:p><text:s text:c="4"/>$_ENV</text:p>
              </text:list-item>
              <text:list-item>
                <text:p><text:s text:c="4"/>$_COOKIE</text:p>
              </text:list-item>
              <text:list-item>
                <text:p><text:s text:c="4"/>$_SESS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GLOBAL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$GLOBALS is a PHP super global variable which is used to access global variables from anywhere in the PHP script (also from within functions or methods)</text:p>
              </text:list-item>
            </text:list>
            <text:p><text:span text:style-name="T3">&lt;?php</text:span><text:span text:style-name="T4"> </text:span><text:span text:style-name="T4"><text:line-break/></text:span><text:span text:style-name="T4">$x = </text:span><text:span text:style-name="T3">75</text:span><text:span text:style-name="T4">; </text:span><text:span text:style-name="T4"><text:line-break/></text:span><text:span text:style-name="T4">$y = </text:span><text:span text:style-name="T3">25</text:span><text:span text:style-name="T4">;</text:span><text:span text:style-name="T4"><text:line-break/></text:span><text:span text:style-name="T4"> </text:span><text:span text:style-name="T4"><text:line-break/></text:span><text:span text:style-name="T1">function</text:span><text:span text:style-name="T4"> addition() { </text:span><text:span text:style-name="T4"><text:line-break/></text:span><text:span text:style-name="T4">    </text:span><text:span text:style-name="T32">$GLOBALS</text:span><text:span text:style-name="T4">[</text:span><text:span text:style-name="T2">'z'</text:span><text:span text:style-name="T4">] = </text:span><text:span text:style-name="T32">$GLOBALS</text:span><text:span text:style-name="T4">[</text:span><text:span text:style-name="T2">'x'</text:span><text:span text:style-name="T4">] + </text:span><text:span text:style-name="T32">$GLOBALS</text:span><text:span text:style-name="T4">[</text:span><text:span text:style-name="T2">'y'</text:span><text:span text:style-name="T4">]; </text:span><text:span text:style-name="T4"><text:line-break/></text:span><text:span text:style-name="T4">}</text:span><text:span text:style-name="T4"><text:line-break/></text:span><text:span text:style-name="T4"> </text:span><text:span text:style-name="T4"><text:line-break/></text:span><text:span text:style-name="T4">addition(); </text:span><text:span text:style-name="T4"><text:line-break/></text:span><text:span text:style-name="T1">echo</text:span><text:span text:style-name="T4"> $z; </text:span><text:span text:style-name="T4"><text:line-break/></text:span><text:span text:style-name="T3">?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SERVER</text:p>
          </draw:text-box>
        </draw:frame>
        <draw:frame presentation:style-name="pr7" draw:layer="layout" svg:width="25.5cm" svg:height="13cm" svg:x="1cm" svg:y="5.5cm" presentation:class="outline">
          <draw:text-box>
            <text:p><text:span text:style-name="T7">holds information about headers, paths, and script locations. </text:span></text:p>
            <text:p><text:span text:style-name="T7">&lt;?php</text:span><text:span text:style-name="T8"> </text:span><text:span text:style-name="T8"><text:line-break/></text:span><text:span text:style-name="T10">echo</text:span><text:span text:style-name="T8"> </text:span><text:span text:style-name="T16">$_SERVER</text:span><text:span text:style-name="T8">[</text:span><text:span text:style-name="T11">'PHP_SELF'</text:span><text:span text:style-name="T8">];</text:span><text:span text:style-name="T8"><text:line-break/>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10">echo</text:span><text:span text:style-name="T8"> </text:span><text:span text:style-name="T16">$_SERVER</text:span><text:span text:style-name="T8">[</text:span><text:span text:style-name="T11">'SERVER_NAME'</text:span><text:span text:style-name="T8">];</text:span><text:span text:style-name="T8"><text:line-break/>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10">echo</text:span><text:span text:style-name="T8"> </text:span><text:span text:style-name="T16">$_SERVER</text:span><text:span text:style-name="T8">[</text:span><text:span text:style-name="T11">'HTTP_HOST'</text:span><text:span text:style-name="T8">];</text:span><text:span text:style-name="T8"><text:line-break/>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10">echo</text:span><text:span text:style-name="T8"> </text:span><text:span text:style-name="T16">$_SERVER</text:span><text:span text:style-name="T8">[</text:span><text:span text:style-name="T11">'HTTP_REFERER'</text:span><text:span text:style-name="T8">];</text:span><text:span text:style-name="T8"><text:line-break/>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10">echo</text:span><text:span text:style-name="T8"> </text:span><text:span text:style-name="T16">$_SERVER</text:span><text:span text:style-name="T8">[</text:span><text:span text:style-name="T11">'HTTP_USER_AGENT'</text:span><text:span text:style-name="T8">];</text:span><text:span text:style-name="T8"><text:line-break/></text:span><text:span text:style-name="T10">echo</text:span><text:span text:style-name="T8"> </text:span><text:span text:style-name="T11">"&lt;br&gt;"</text:span><text:span text:style-name="T8">;</text:span><text:span text:style-name="T8"><text:line-break/></text:span><text:span text:style-name="T10">echo</text:span><text:span text:style-name="T8"> </text:span><text:span text:style-name="T16">$_SERVER</text:span><text:span text:style-name="T8">[</text:span><text:span text:style-name="T11">'SCRIPT_NAME'</text:span><text:span text:style-name="T8">];</text:span><text:span text:style-name="T8"><text:line-break/></text:span><text:span text:style-name="T7">?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SERVER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standard" draw:layer="layout" svg:width="25.176cm" svg:height="16.688cm" svg:x="1.029cm" svg:y="3.815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26" table:default-cell-style-name="ce3">
              <table:table-cell>
                <text:p text:style-name="P4"><text:span text:style-name="T33">Element/Code</text:span></text:p>
              </table:table-cell>
              <table:table-cell>
                <text:p text:style-name="P4"><text:span text:style-name="T33">Description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PHP_SELF']</text:span></text:p>
              </table:table-cell>
              <table:table-cell>
                <text:p text:style-name="P5"><text:span text:style-name="T34">Returns the filename of the currently executing script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GATEWAY_INTERFACE']</text:span></text:p>
              </table:table-cell>
              <table:table-cell>
                <text:p text:style-name="P5"><text:span text:style-name="T34">Returns the version of the Common Gateway Interface (CGI) the server is using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SERVER_ADDR']</text:span></text:p>
              </table:table-cell>
              <table:table-cell>
                <text:p text:style-name="P5"><text:span text:style-name="T34">Returns the IP address of the host server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SERVER_NAME']</text:span></text:p>
              </table:table-cell>
              <table:table-cell>
                <text:p text:style-name="P5"><text:span text:style-name="T34">Returns the name of the host server (such as www.w3schools.com)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SERVER_SOFTWARE']</text:span></text:p>
              </table:table-cell>
              <table:table-cell>
                <text:p text:style-name="P5"><text:span text:style-name="T34">Returns the server identification string (such as Apache/2.2.24)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SERVER_PROTOCOL']</text:span></text:p>
              </table:table-cell>
              <table:table-cell>
                <text:p text:style-name="P5"><text:span text:style-name="T34">Returns the name and revision of the information protocol (such as HTTP/1.1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SERVER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standard" draw:layer="layout" svg:width="26.437cm" svg:height="16.756cm" svg:x="1cm" svg:y="4.41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29" table:default-cell-style-name="ce3">
              <table:table-cell>
                <text:p text:style-name="P4"><text:span text:style-name="T33">Element/Code</text:span></text:p>
              </table:table-cell>
              <table:table-cell>
                <text:p text:style-name="P4"><text:span text:style-name="T33">Description</text:span></text:p>
              </table:table-cell>
            </table:table-row>
            <table:table-row table:style-name="ro29" table:default-cell-style-name="ce4">
              <table:table-cell>
                <text:p text:style-name="P5"><text:span text:style-name="T34">$_SERVER['REQUEST_METHOD']</text:span></text:p>
              </table:table-cell>
              <table:table-cell>
                <text:p text:style-name="P5"><text:span text:style-name="T34">Returns the request method used to access the page (such as POST)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REQUEST_TIME']</text:span></text:p>
              </table:table-cell>
              <table:table-cell>
                <text:p text:style-name="P5"><text:span text:style-name="T34">Returns the timestamp of the start of the request (such as 1377687496)</text:span></text:p>
              </table:table-cell>
            </table:table-row>
            <table:table-row table:style-name="ro29" table:default-cell-style-name="ce4">
              <table:table-cell>
                <text:p text:style-name="P5"><text:span text:style-name="T34">$_SERVER['QUERY_STRING']</text:span></text:p>
              </table:table-cell>
              <table:table-cell>
                <text:p text:style-name="P5"><text:span text:style-name="T34">Returns the query string if the page is accessed via a query string</text:span></text:p>
              </table:table-cell>
            </table:table-row>
            <table:table-row table:style-name="ro29" table:default-cell-style-name="ce4">
              <table:table-cell>
                <text:p text:style-name="P5"><text:span text:style-name="T34">$_SERVER['HTTP_ACCEPT']</text:span></text:p>
              </table:table-cell>
              <table:table-cell>
                <text:p text:style-name="P5"><text:span text:style-name="T34">Returns the Accept header from the current request 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HTTP_ACCEPT_CHARSET']</text:span></text:p>
              </table:table-cell>
              <table:table-cell>
                <text:p text:style-name="P5"><text:span text:style-name="T34">Returns the Accept_Charset header from the current request (such as utf-8,ISO-8859-1)</text:span></text:p>
              </table:table-cell>
            </table:table-row>
            <table:table-row table:style-name="ro30" table:default-cell-style-name="ce4">
              <table:table-cell>
                <text:p text:style-name="P5"><text:span text:style-name="T34">$_SERVER['HTTP_HOST']</text:span></text:p>
              </table:table-cell>
              <table:table-cell>
                <text:p text:style-name="P5"><text:span text:style-name="T34">Returns the Host header from the current request 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SERVER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standard" draw:layer="layout" svg:width="25.751cm" svg:height="14.084cm" svg:x="1cm" svg:y="4.116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26" table:default-cell-style-name="ce3">
              <table:table-cell>
                <text:p text:style-name="P4"><text:span text:style-name="T33">Element/Code</text:span></text:p>
              </table:table-cell>
              <table:table-cell>
                <text:p text:style-name="P4"><text:span text:style-name="T33">Description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HTTP_REFERER']</text:span></text:p>
              </table:table-cell>
              <table:table-cell>
                <text:p text:style-name="P5"><text:span text:style-name="T34">Returns the complete URL of the current page (not reliable because not all user-agents support it)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HTTPS']</text:span></text:p>
              </table:table-cell>
              <table:table-cell>
                <text:p text:style-name="P5"><text:span text:style-name="T34">Is the script queried through a secure HTTP protocol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REMOTE_ADDR']</text:span></text:p>
              </table:table-cell>
              <table:table-cell>
                <text:p text:style-name="P5"><text:span text:style-name="T34">Returns the IP address from where the user is viewing the current page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REMOTE_HOST']</text:span></text:p>
              </table:table-cell>
              <table:table-cell>
                <text:p text:style-name="P5"><text:span text:style-name="T34">Returns the Host name from where the user is viewing the current page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REMOTE_PORT']</text:span></text:p>
              </table:table-cell>
              <table:table-cell>
                <text:p text:style-name="P5"><text:span text:style-name="T34">Returns the port being used on the user's machine to communicate with the web server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SCRIPT_FILENAME']</text:span></text:p>
              </table:table-cell>
              <table:table-cell>
                <text:p text:style-name="P5"><text:span text:style-name="T34">Returns the absolute pathname of the currently executing script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SERVER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standard" draw:layer="layout" svg:width="26.408cm" svg:height="15.82cm" svg:x="0.784cm" svg:y="4.084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26" table:default-cell-style-name="ce3">
              <table:table-cell>
                <text:p text:style-name="P4"><text:span text:style-name="T33">Element/Code</text:span></text:p>
              </table:table-cell>
              <table:table-cell>
                <text:p text:style-name="P4"><text:span text:style-name="T33">Description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SERVER_ADMIN']</text:span></text:p>
              </table:table-cell>
              <table:table-cell>
                <text:p text:style-name="P5"><text:span text:style-name="T34">Returns the value given to the SERVER_ADMIN directive in the web server configuration file</text:span></text:p>
              </table:table-cell>
            </table:table-row>
            <table:table-row table:style-name="ro31" table:default-cell-style-name="ce4">
              <table:table-cell>
                <text:p text:style-name="P5"><text:span text:style-name="T34">$_SERVER['SERVER_PORT']</text:span></text:p>
              </table:table-cell>
              <table:table-cell>
                <text:p text:style-name="P5"><text:span text:style-name="T34">Returns the port on the server machine being used by the web server for communication (such as 80)</text:span></text:p>
              </table:table-cell>
            </table:table-row>
            <table:table-row table:style-name="ro28" table:default-cell-style-name="ce4">
              <table:table-cell>
                <text:p text:style-name="P5"><text:span text:style-name="T34">$_SERVER['SERVER_SIGNATURE']</text:span></text:p>
              </table:table-cell>
              <table:table-cell>
                <text:p text:style-name="P5"><text:span text:style-name="T34">Returns the server version and virtual host name which are added to server-generated pages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PATH_TRANSLATED']</text:span></text:p>
              </table:table-cell>
              <table:table-cell>
                <text:p text:style-name="P5"><text:span text:style-name="T34">Returns the file system based path to the current script</text:span></text:p>
              </table:table-cell>
            </table:table-row>
            <table:table-row table:style-name="ro27" table:default-cell-style-name="ce4">
              <table:table-cell>
                <text:p text:style-name="P5"><text:span text:style-name="T34">$_SERVER['SCRIPT_NAME']</text:span></text:p>
              </table:table-cell>
              <table:table-cell>
                <text:p text:style-name="P5"><text:span text:style-name="T34">Returns the path of the current script</text:span></text:p>
              </table:table-cell>
            </table:table-row>
            <table:table-row table:style-name="ro32" table:default-cell-style-name="ce4">
              <table:table-cell>
                <text:p text:style-name="P5"><text:span text:style-name="T34">$_SERVER['SCRIPT_URI']</text:span></text:p>
              </table:table-cell>
              <table:table-cell>
                <text:p text:style-name="P5"><text:span text:style-name="T34">Returns the URI of the current pag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REQUES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P $_REQUEST is used to collect data after submitting an HTML form.</text:p>
              </text:list-item>
            </text:list>
            <text:p><text:span text:style-name="T1">&lt;</text:span><text:span text:style-name="T2">html</text:span><text:span text:style-name="T1">&gt;</text:span><text:span text:style-name="T3"> </text:span><text:span text:style-name="T1">&lt;</text:span><text:span text:style-name="T2">body</text:span><text:span text:style-name="T1">&gt;</text:span><text:span text:style-name="T3"><text:line-break/></text:span><text:span text:style-name="T1">&lt;</text:span><text:span text:style-name="T2">form</text:span><text:span text:style-name="T3"> method</text:span><text:span text:style-name="T1">="post"</text:span><text:span text:style-name="T3"> action</text:span><text:span text:style-name="T1">="</text:span><text:span text:style-name="T3">&lt;?php</text:span><text:span text:style-name="T4"> </text:span><text:span text:style-name="T1">echo</text:span><text:span text:style-name="T4"> </text:span><text:span text:style-name="T32">$_SERVER</text:span><text:span text:style-name="T4">[</text:span><text:span text:style-name="T2">'PHP_SELF'</text:span><text:span text:style-name="T4">];</text:span><text:span text:style-name="T3">?&gt;</text:span><text:span text:style-name="T1">"&gt;</text:span><text:span text:style-name="T3"><text:line-break/></text:span><text:span text:style-name="T3">  Name: </text:span><text:span text:style-name="T1">&lt;</text:span><text:span text:style-name="T2">input</text:span><text:span text:style-name="T3"> type</text:span><text:span text:style-name="T1">="text"</text:span><text:span text:style-name="T3"> name</text:span><text:span text:style-name="T1">="fname"&gt;</text:span><text:span text:style-name="T3"><text:line-break/></text:span><text:span text:style-name="T3">  </text:span><text:span text:style-name="T1">&lt;</text:span><text:span text:style-name="T2">input</text:span><text:span text:style-name="T3"> type</text:span><text:span text:style-name="T1">="submit"&gt;</text:span><text:span text:style-name="T3"> </text:span><text:span text:style-name="T1">&lt;</text:span><text:span text:style-name="T2">/form</text:span><text:span text:style-name="T1">&gt;</text:span><text:span text:style-name="T3"><text:line-break/></text:span><text:span text:style-name="T3">&lt;?php</text:span><text:span text:style-name="T4"><text:line-break/></text:span><text:span text:style-name="T1">if</text:span><text:span text:style-name="T4"> (</text:span><text:span text:style-name="T32">$_SERVER</text:span><text:span text:style-name="T4">[</text:span><text:span text:style-name="T2">"REQUEST_METHOD"</text:span><text:span text:style-name="T4">] == </text:span><text:span text:style-name="T2">"POST"</text:span><text:span text:style-name="T4">) {</text:span><text:span text:style-name="T4"><text:line-break/></text:span><text:span text:style-name="T4">    </text:span><text:span text:style-name="T18">// collect value of input field</text:span><text:span text:style-name="T18"><text:line-break/></text:span><text:span text:style-name="T4">    $name = </text:span><text:span text:style-name="T32">$_REQUEST</text:span><text:span text:style-name="T4">[</text:span><text:span text:style-name="T2">'fname'</text:span><text:span text:style-name="T4">];</text:span><text:span text:style-name="T4"><text:line-break/></text:span><text:span text:style-name="T4">    </text:span><text:span text:style-name="T1">if</text:span><text:span text:style-name="T4"> (</text:span><text:span text:style-name="T1">empty</text:span><text:span text:style-name="T4">($name)) {</text:span><text:span text:style-name="T4"><text:line-break/></text:span><text:span text:style-name="T4">        </text:span><text:span text:style-name="T1">echo</text:span><text:span text:style-name="T4"> </text:span><text:span text:style-name="T2">"Name is empty"</text:span><text:span text:style-name="T4">;</text:span><text:span text:style-name="T4"><text:line-break/></text:span><text:span text:style-name="T4">    } </text:span><text:span text:style-name="T1">else</text:span><text:span text:style-name="T4"> {</text:span><text:span text:style-name="T4"><text:line-break/></text:span><text:span text:style-name="T4">        </text:span><text:span text:style-name="T1">echo</text:span><text:span text:style-name="T4"> $name;</text:span><text:span text:style-name="T4"><text:line-break/></text:span><text:span text:style-name="T4">    }</text:span><text:span text:style-name="T4"><text:line-break/></text:span><text:span text:style-name="T4">} </text:span><text:span text:style-name="T3">?&gt; </text:span><text:span text:style-name="T1">&lt;</text:span><text:span text:style-name="T2">/body</text:span><text:span text:style-name="T1">&gt;</text:span><text:span text:style-name="T3"> </text:span><text:span text:style-name="T1">&lt;</text:span><text:span text:style-name="T2">/html</text:span><text:span text:style-name="T1">&gt;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POST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p><text:span text:style-name="T1">used to collect form data after submitting an HTML form with </text:span><text:span text:style-name="T1">method="post". $_POST is also widely used to pass variables.</text:span></text:p>
            <text:p><text:span text:style-name="T1">&lt;</text:span><text:span text:style-name="T2">html</text:span><text:span text:style-name="T1">&gt;</text:span><text:span text:style-name="T3"> </text:span><text:span text:style-name="T1">&lt;</text:span><text:span text:style-name="T2">body</text:span><text:span text:style-name="T1">&gt;</text:span><text:span text:style-name="T3"><text:line-break/></text:span><text:span text:style-name="T1">&lt;</text:span><text:span text:style-name="T2">form</text:span><text:span text:style-name="T3"> method</text:span><text:span text:style-name="T1">="post"</text:span><text:span text:style-name="T3"> action</text:span><text:span text:style-name="T1">="</text:span><text:span text:style-name="T3">&lt;?php</text:span><text:span text:style-name="T4"> </text:span><text:span text:style-name="T1">echo</text:span><text:span text:style-name="T4"> </text:span><text:span text:style-name="T32">$_SERVER</text:span><text:span text:style-name="T4">[</text:span><text:span text:style-name="T2">'PHP_SELF'</text:span><text:span text:style-name="T4">];</text:span><text:span text:style-name="T3">?&gt;</text:span><text:span text:style-name="T1">"&gt;</text:span></text:p>
            <text:p><text:span text:style-name="T3"/></text:p>
            <text:p><text:span text:style-name="T3">Name: </text:span><text:span text:style-name="T1">&lt;</text:span><text:span text:style-name="T2">input</text:span><text:span text:style-name="T3"> type</text:span><text:span text:style-name="T1">="text"</text:span><text:span text:style-name="T3"> name</text:span><text:span text:style-name="T1">="fname"&gt;</text:span><text:span text:style-name="T3"><text:line-break/></text:span><text:span text:style-name="T3">  </text:span><text:span text:style-name="T1">&lt;</text:span><text:span text:style-name="T2">input</text:span><text:span text:style-name="T3"> type</text:span><text:span text:style-name="T1">="submit"&gt;</text:span><text:span text:style-name="T3"> </text:span><text:span text:style-name="T1">&lt;</text:span><text:span text:style-name="T2">/form</text:span><text:span text:style-name="T1">&gt;</text:span></text:p>
          </draw:text-box>
        </draw:frame>
        <draw:frame presentation:style-name="pr7" draw:layer="layout" svg:width="12.443cm" svg:height="13cm" svg:x="14.066cm" svg:y="5.5cm" presentation:class="outline">
          <draw:text-box>
            <text:p><text:span text:style-name="T3">&lt;?php </text:span></text:p>
            <text:p><text:span text:style-name="T1">if</text:span><text:span text:style-name="T4"> (</text:span><text:span text:style-name="T32">$_SERVER</text:span><text:span text:style-name="T4">[</text:span><text:span text:style-name="T2">"REQUEST_METHOD"</text:span><text:span text:style-name="T4">] == </text:span><text:span text:style-name="T2">"POST"</text:span><text:span text:style-name="T4">) {</text:span><text:span text:style-name="T4"><text:line-break/></text:span><text:span text:style-name="T4">    </text:span><text:span text:style-name="T18">// collect value of input field</text:span><text:span text:style-name="T18"><text:line-break/></text:span><text:span text:style-name="T4">    $name = </text:span><text:span text:style-name="T32">$_POST</text:span><text:span text:style-name="T4">[</text:span><text:span text:style-name="T2">'fname'</text:span><text:span text:style-name="T4">];</text:span><text:span text:style-name="T4"><text:line-break/></text:span><text:span text:style-name="T4">    </text:span><text:span text:style-name="T1">if</text:span><text:span text:style-name="T4"> (</text:span><text:span text:style-name="T1">empty</text:span><text:span text:style-name="T4">($name)) {</text:span><text:span text:style-name="T4"><text:line-break/></text:span><text:span text:style-name="T4">        </text:span><text:span text:style-name="T1">echo</text:span><text:span text:style-name="T4"> </text:span><text:span text:style-name="T2">"Name is empty"</text:span><text:span text:style-name="T4">;</text:span><text:span text:style-name="T4"><text:line-break/></text:span><text:span text:style-name="T4">    } </text:span><text:span text:style-name="T1">else</text:span><text:span text:style-name="T4"> {</text:span><text:span text:style-name="T4"><text:line-break/></text:span><text:span text:style-name="T4">        </text:span><text:span text:style-name="T1">echo</text:span><text:span text:style-name="T4"> $name;</text:span><text:span text:style-name="T4"><text:line-break/></text:span><text:span text:style-name="T4">    }</text:span><text:span text:style-name="T4"><text:line-break/></text:span><text:span text:style-name="T4">}</text:span><text:span text:style-name="T4"><text:line-break/></text:span><text:span text:style-name="T3">?&gt; <text:s/></text:span><text:span text:style-name="T1">&lt;</text:span><text:span text:style-name="T2">/body</text:span><text:span text:style-name="T1">&gt;</text:span><text:span text:style-name="T3"> </text:span><text:span text:style-name="T1">&lt;</text:span><text:span text:style-name="T2">/html</text:span><text:span text:style-name="T1">&gt;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GET</text:p>
          </draw:text-box>
        </draw:frame>
        <draw:frame presentation:style-name="pr7" draw:layer="layout" svg:width="12.443cm" svg:height="13cm" svg:x="1cm" svg:y="5.5cm" presentation:class="outline">
          <draw:text-box>
            <text:list text:style-name="L3">
              <text:list-item>
                <text:p>collect form data after submitting an HTML form with method="get".</text:p>
              </text:list-item>
              <text:list-item>
                <text:p/>
              </text:list-item>
              <text:list-item>
                <text:p>$_GET can also collect data sent in the URL.</text:p>
              </text:list-item>
              <text:list-item>
                <text:p/>
              </text:list-item>
              <text:list-item>
                <text:p>&lt;html&gt; &lt;body&gt;</text:p>
              </text:list-item>
              <text:list-item>
                <text:p>&lt;a href="test_get.php?subject=PHP&amp;web=W3schools.com"&gt;Test $GET&lt;/a&gt;</text:p>
              </text:list-item>
              <text:list-item>
                <text:p>&lt;/body&gt; &lt;/html&gt; </text:p>
              </text:list-item>
            </text:list>
          </draw:text-box>
        </draw:frame>
        <draw:frame presentation:style-name="pr7" draw:layer="layout" svg:width="12.443cm" svg:height="13cm" svg:x="14.066cm" svg:y="5.5cm" presentation:class="outline">
          <draw:text-box>
            <text:p><text:span text:style-name="T1">&lt;</text:span><text:span text:style-name="T2">html</text:span><text:span text:style-name="T1">&gt;</text:span><text:span text:style-name="T3"><text:line-break/></text:span><text:span text:style-name="T1">&lt;</text:span><text:span text:style-name="T2">body</text:span><text:span text:style-name="T1">&gt;</text:span><text:span text:style-name="T3"><text:line-break/></text:span><text:span text:style-name="T3"><text:line-break/></text:span><text:span text:style-name="T3">&lt;?php</text:span><text:span text:style-name="T4"> </text:span><text:span text:style-name="T4"><text:line-break/></text:span><text:span text:style-name="T1">echo</text:span><text:span text:style-name="T4"> </text:span><text:span text:style-name="T2">"Study "</text:span><text:span text:style-name="T4"> . </text:span><text:span text:style-name="T32">$_GET</text:span><text:span text:style-name="T4">[</text:span><text:span text:style-name="T2">'subject'</text:span><text:span text:style-name="T4">] . </text:span><text:span text:style-name="T2">" at "</text:span><text:span text:style-name="T4"> . </text:span><text:span text:style-name="T32">$_GET</text:span><text:span text:style-name="T4">[</text:span><text:span text:style-name="T2">'web'</text:span><text:span text:style-name="T4">];</text:span><text:span text:style-name="T4"><text:line-break/></text:span><text:span text:style-name="T3">?&gt;</text:span><text:span text:style-name="T3"><text:line-break/></text:span><text:span text:style-name="T3"><text:line-break/></text:span><text:span text:style-name="T1">&lt;</text:span><text:span text:style-name="T2">/body</text:span><text:span text:style-name="T1">&gt;</text:span><text:span text:style-name="T3"><text:line-break/></text:span><text:span text:style-name="T1">&lt;</text:span><text:span text:style-name="T2">/html</text:span><text:span text:style-name="T1">&gt;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 <text:s/>vs POST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<text:span text:style-name="T5">GET </text:span></text:p>
              </text:list-item>
              <text:list-item>
                <text:p>Information visible to everyone in URL</text:p>
              </text:list-item>
              <text:list-item>
                <text:p>Amount of information to send: <text:s/>limitation is about 2000 characters. </text:p>
              </text:list-item>
              <text:list-item>
                <text:p>Possible to bookmark the page. This can be useful in some cases.</text:p>
              </text:list-item>
              <text:list-item>
                <text:p>GET may be used for sending non-sensitive data.</text:p>
              </text:list-item>
              <text:list-item>
                <text:p>Note: GET should NEVER be used for sending passwords or other sensitive information!</text:p>
              </text:list-item>
            </text:list>
          </draw:text-box>
        </draw:frame>
        <draw:frame presentation:style-name="pr7" draw:layer="layout" svg:width="12.443cm" svg:height="13cm" svg:x="14.066cm" svg:y="5.5cm" presentation:class="outline">
          <draw:text-box>
            <text:list text:style-name="L3">
              <text:list-item>
                <text:p><text:span text:style-name="T5">POST</text:span></text:p>
              </text:list-item>
              <text:list-item>
                <text:p>Information not <text:s/>invisible to others </text:p>
                <text:list>
                  <text:list-item>
                    <text:p>all names/values are embedded within the body of the HTTP request</text:p>
                  </text:list-item>
                </text:list>
              </text:list-item>
              <text:list-item>
                <text:p>No limits on the amount of information to send.</text:p>
              </text:list-item>
              <text:list-item>
                <text:p>Supports advanced functionality such as support for multi-part binary input while uploading files to server.</text:p>
              </text:list-item>
              <text:list-item>
                <text:p>Not possible to bookmark the p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$_GET, $_POST, $_REQUES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$_GET retrieves variables from the querystring, or your URL.&gt;</text:p>
              </text:list-item>
              <text:list-item>
                <text:p/>
              </text:list-item>
              <text:list-item>
                <text:p>$_POST retrieves variables from a POST method, such as (generally) forms.</text:p>
              </text:list-item>
              <text:list-item>
                <text:p/>
              </text:list-item>
              <text:list-item>
                <text:p>$_REQUEST is a merging of $_GET and $_POST where $_POST overrides $_GET. </text:p>
                <text:list>
                  <text:list-item>
                    <text:p>Good to use $_REQUEST on self referential forms for validations.</text:p>
                  </text:list-item>
                  <text:list-item>
                    <text:p>More prone to security attacks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27.121cm" svg:height="1.053cm" svg:x="0.425cm" svg:y="20.347cm">
          <draw:text-box>
            <text:p>https://stackoverflow.com/questions/1924939/among-request-get-and-post-which-one-is-the-fas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orms, Security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Form Security - 1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Consider</text:p>
                <text:list>
                  <text:list-item>
                    <text:p><text:span text:style-name="T5"><text:s/></text:span><text:span text:style-name="T5">&lt;form method="post" action="&lt;?php echo $_SERVER["PHP_SELF"];?&gt;"&gt;</text:span></text:p>
                  </text:list-item>
                </text:list>
              </text:list-item>
              <text:list-item>
                <text:p>Now, if a user enters the normal URL </text:p>
                <text:list>
                  <text:list-item>
                    <text:p>"<text:a xlink:href="http://www.example.com/test_form.php" xlink:type="simple">http://www.example.com/test_form.php</text:a>"</text:p>
                  </text:list-item>
                  <text:list-item>
                    <text:p>the above code will be translated to:</text:p>
                  </text:list-item>
                  <text:list-item>
                    <text:p><text:span text:style-name="T5">&lt;form method="post" action="test_form.php"&gt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Form Security -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side</text:p>
                <text:list>
                  <text:list-item>
                    <text:p><text:span text:style-name="T5"><text:s/></text:span><text:span text:style-name="T5">&lt;form method="post" action="&lt;?php echo $_SERVER["PHP_SELF"];?&gt;"&gt;</text:span></text:p>
                  </text:list-item>
                </text:list>
              </text:list-item>
              <text:list-item>
                <text:p>Suppose a user enters the following URL in the address bar</text:p>
                <text:list>
                  <text:list-item>
                    <text:p><text:s/>http://www.example.com/test_form.php/%22%3E%3Cscript%3Ealert('hacked')%3C/script%3E</text:p>
                  </text:list-item>
                  <text:list-item>
                    <text:p>In this case, the above code will be translated to:</text:p>
                  </text:list-item>
                  <text:list-item>
                    <text:p><text:span text:style-name="T5">&lt;form method="post" action="test_form.php/"&gt;&lt;script&gt;alert('hacked')&lt;/script&gt;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P Form Security - 3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$_SERVER["PHP_SELF"] exploits can be avoided by using the htmlspecialchars() function.</text:p>
              </text:list-item>
              <text:list-item>
                <text:p>The form code should look like this:</text:p>
                <text:list>
                  <text:list-item>
                    <text:p>&lt;form method="post" action="&lt;?php echo htmlspecialchars($_SERVER["PHP_SELF"]);?&gt;"&gt;</text:p>
                  </text:list-item>
                </text:list>
              </text:list-item>
              <text:list-item>
                <text:p>The htmlspecialchars() function converts special characters to HTML entities. </text:p>
              </text:list-item>
              <text:list-item>
                <text:p>Now if the user tries to exploit the PHP_SELF variable, it will result in the following output:</text:p>
                <text:list>
                  <text:list-item>
                    <text:p>&lt;form method="post" action="test_form.php/&amp;quot;&amp;gt;&amp;lt;script&amp;gt;alert('hacked')&amp;lt;/script&amp;gt;"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idate Form Data With PHP</text:p>
          </draw:text-box>
        </draw:frame>
        <draw:frame presentation:style-name="pr5" draw:layer="layout" svg:width="12.443cm" svg:height="13cm" svg:x="1cm" svg:y="5.5cm" presentation:class="outline">
          <draw:text-box>
            <text:p text:style-name="P7"><text:span text:style-name="T35">&lt;?php</text:span></text:p>
            <text:p><text:span text:style-name="T18">// define variables and set to empty values</text:span><text:span text:style-name="T18"><text:line-break/></text:span><text:span text:style-name="T4">$name = $email = $gender = $comment = $website = </text:span><text:span text:style-name="T2">""</text:span><text:span text:style-name="T4">;</text:span><text:span text:style-name="T4"><text:line-break/></text:span><text:span text:style-name="T1">if</text:span><text:span text:style-name="T4"> (</text:span><text:span text:style-name="T32">$_SERVER</text:span><text:span text:style-name="T4">[</text:span><text:span text:style-name="T2">"REQUEST_METHOD"</text:span><text:span text:style-name="T4">] == </text:span><text:span text:style-name="T2">"POST"</text:span><text:span text:style-name="T4">) {</text:span><text:span text:style-name="T4"><text:line-break/></text:span><text:span text:style-name="T4">  $name = test_input(</text:span><text:span text:style-name="T32">$_POST</text:span><text:span text:style-name="T4">[</text:span><text:span text:style-name="T2">"name"</text:span><text:span text:style-name="T4">]);</text:span><text:span text:style-name="T4"><text:line-break/></text:span><text:span text:style-name="T4">  $email = test_input(</text:span><text:span text:style-name="T32">$_POST</text:span><text:span text:style-name="T4">[</text:span><text:span text:style-name="T2">"email"</text:span><text:span text:style-name="T4">]);</text:span><text:span text:style-name="T4"><text:line-break/></text:span><text:span text:style-name="T4"> </text:span><text:span text:style-name="T3"> </text:span><text:span text:style-name="T4">$website = test_input(</text:span><text:span text:style-name="T32">$_POST</text:span><text:span text:style-name="T4">[</text:span><text:span text:style-name="T2">"website"</text:span><text:span text:style-name="T4">]);</text:span><text:span text:style-name="T4"><text:line-break/></text:span><text:span text:style-name="T4">  $comment = test_input(</text:span><text:span text:style-name="T32">$_POST</text:span><text:span text:style-name="T4">[</text:span><text:span text:style-name="T2">"comment"</text:span><text:span text:style-name="T4">]);</text:span><text:span text:style-name="T4"><text:line-break/></text:span><text:span text:style-name="T4">  $gender = test_input(</text:span><text:span text:style-name="T32">$_POST</text:span><text:span text:style-name="T4">[</text:span><text:span text:style-name="T2">"gender"</text:span><text:span text:style-name="T4">]);</text:span><text:span text:style-name="T4"><text:line-break/></text:span><text:span text:style-name="T4">}</text:span></text:p>
          </draw:text-box>
        </draw:frame>
        <draw:frame presentation:style-name="pr7" draw:layer="layout" svg:width="12.443cm" svg:height="13cm" svg:x="14.066cm" svg:y="5.5cm" presentation:class="outline" presentation:user-transformed="true">
          <draw:text-box>
            <text:p><text:span text:style-name="T1">function</text:span><text:span text:style-name="T4"> test_input($data) {</text:span><text:span text:style-name="T4"><text:line-break/></text:span><text:span text:style-name="T4">  $data = trim($data);</text:span><text:span text:style-name="T4"><text:line-break/></text:span><text:span text:style-name="T4">  $data = stripslashes($data);</text:span><text:span text:style-name="T4"><text:line-break/></text:span><text:span text:style-name="T4">  $data = htmlspecialchars($data);</text:span><text:span text:style-name="T4"><text:line-break/></text:span><text:span text:style-name="T4">  </text:span><text:span text:style-name="T1">return</text:span><text:span text:style-name="T4"> $data;</text:span><text:span text:style-name="T4"><text:line-break/></text:span><text:span text:style-name="T4">}</text:span><text:span text:style-name="T4"><text:line-break/></text:span><text:span text:style-name="T3">?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lidating Form dat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trim(): Strip unnecessary characters (extra space, tab, newline) from the user input data </text:p>
              </text:list-item>
              <text:list-item>
                <text:p><text:s/>stripslashes(): Remove backslashes (\) from the user input data</text:p>
              </text:list-item>
              <text:list-item>
                <text:p>htmlspecialchars(): <text:s/>if a user tries to submit the following in a text field:</text:p>
                <text:list>
                  <text:list-item>
                    <text:p>&lt;script&gt;location.href('http://www.hacked.com')&lt;/script&gt;</text:p>
                  </text:list-item>
                  <text:list-item>
                    <text:p>this would not be executed, because it would be saved as HTML escaped code, like this:</text:p>
                  </text:list-item>
                  <text:list-item>
                    <text:p>&amp;lt;script&amp;gt;location.href('http://www.hacked.com')&amp;lt;/script&amp;gt;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 error checking: in PHP itself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p><text:span text:style-name="T1">&lt;</text:span><text:span text:style-name="T2">form</text:span><text:span text:style-name="T3"> method</text:span><text:span text:style-name="T1">="post"</text:span><text:span text:style-name="T3"> action</text:span><text:span text:style-name="T1">="</text:span><text:span text:style-name="T3">&lt;?php</text:span><text:span text:style-name="T4"> </text:span><text:span text:style-name="T1">echo</text:span><text:span text:style-name="T4"> </text:span><text:span text:style-name="T4">htmlspecialchars(</text:span><text:span text:style-name="T32">$_SERVER</text:span><text:span text:style-name="T4">[</text:span><text:span text:style-name="T2">"PHP_SELF"</text:span><text:span text:style-name="T4">]);</text:span><text:span text:style-name="T3">?&gt;</text:span><text:span text:style-name="T1">"&gt;</text:span><text:span text:style-name="T35"><text:line-break/></text:span><text:span text:style-name="T35">Name: </text:span><text:span text:style-name="T1">&lt;</text:span><text:span text:style-name="T2">input</text:span><text:span text:style-name="T3"> type</text:span><text:span text:style-name="T1">="text"</text:span><text:span text:style-name="T3"> name</text:span><text:span text:style-name="T1">="name"&gt;</text:span><text:span text:style-name="T35"><text:line-break/></text:span><text:span text:style-name="T1">&lt;</text:span><text:span text:style-name="T2">span</text:span><text:span text:style-name="T3"> class</text:span><text:span text:style-name="T1">="error"&gt;</text:span><text:span text:style-name="T35">* </text:span><text:span text:style-name="T3">&lt;?php</text:span><text:span text:style-name="T4"> </text:span><text:span text:style-name="T1">echo</text:span><text:span text:style-name="T4"> $nameErr;</text:span><text:span text:style-name="T3">?&gt;</text:span><text:span text:style-name="T1">&lt;</text:span><text:span text:style-name="T2">/span</text:span><text:span text:style-name="T1">&gt; </text:span><text:span text:style-name="T1">&lt;</text:span><text:span text:style-name="T2">br</text:span><text:span text:style-name="T1">&gt;&lt;</text:span><text:span text:style-name="T2">br</text:span><text:span text:style-name="T1">&gt;</text:span><text:span text:style-name="T35"><text:line-break/></text:span><text:span text:style-name="T35">E-mail:</text:span><text:span text:style-name="T35"><text:line-break/></text:span><text:span text:style-name="T1">&lt;</text:span><text:span text:style-name="T2">input</text:span><text:span text:style-name="T3"> type</text:span><text:span text:style-name="T1">="text"</text:span><text:span text:style-name="T3"> name</text:span><text:span text:style-name="T1">="email"&gt;</text:span><text:span text:style-name="T35"><text:line-break/></text:span><text:span text:style-name="T1">&lt;</text:span><text:span text:style-name="T2">span</text:span><text:span text:style-name="T3"> class</text:span><text:span text:style-name="T1">="error"&gt;</text:span><text:span text:style-name="T35">* </text:span><text:span text:style-name="T3">&lt;?php</text:span><text:span text:style-name="T4"> </text:span><text:span text:style-name="T1">echo</text:span><text:span text:style-name="T4"> $emailErr;</text:span><text:span text:style-name="T3">?&gt;</text:span><text:span text:style-name="T1">&lt;</text:span><text:span text:style-name="T2">/span</text:span><text:span text:style-name="T1">&gt; </text:span><text:span text:style-name="T1">&lt;</text:span><text:span text:style-name="T2">br</text:span><text:span text:style-name="T1">&gt;&lt;</text:span><text:span text:style-name="T2">br</text:span><text:span text:style-name="T1">&gt;</text:span><text:span text:style-name="T35"><text:line-break/></text:span><text:span text:style-name="T35">Website:</text:span><text:span text:style-name="T35"><text:line-break/></text:span><text:span text:style-name="T1">&lt;</text:span><text:span text:style-name="T2">input</text:span><text:span text:style-name="T3"> type</text:span><text:span text:style-name="T1">="text"</text:span><text:span text:style-name="T3"> name</text:span><text:span text:style-name="T1">="website"&gt;</text:span><text:span text:style-name="T35"><text:line-break/></text:span><text:span text:style-name="T1">&lt;</text:span><text:span text:style-name="T2">span</text:span><text:span text:style-name="T3"> class</text:span><text:span text:style-name="T1">="error"&gt;</text:span><text:span text:style-name="T3">&lt;?php</text:span><text:span text:style-name="T4"> </text:span><text:span text:style-name="T1">echo</text:span><text:span text:style-name="T4"> $websiteErr;</text:span><text:span text:style-name="T3">?&gt;</text:span><text:span text:style-name="T1">&lt;</text:span><text:span text:style-name="T2">/span</text:span><text:span text:style-name="T1">&gt; </text:span><text:span text:style-name="T1">&lt;</text:span><text:span text:style-name="T2">br</text:span><text:span text:style-name="T1">&gt;&lt;</text:span><text:span text:style-name="T2">br</text:span><text:span text:style-name="T1">&gt;</text:span></text:p>
          </draw:text-box>
        </draw:frame>
        <draw:frame presentation:style-name="pr7" draw:layer="layout" svg:width="12.443cm" svg:height="13cm" svg:x="14.066cm" svg:y="5.5cm" presentation:class="outline">
          <draw:text-box>
            <text:p><text:span text:style-name="T35">Comment: </text:span><text:span text:style-name="T1">&lt;</text:span><text:span text:style-name="T2">textarea</text:span><text:span text:style-name="T3"> name</text:span><text:span text:style-name="T1">="comment"</text:span><text:span text:style-name="T3"> rows</text:span><text:span text:style-name="T1">="5"</text:span><text:span text:style-name="T3"> </text:span><text:span text:style-name="T3">cols</text:span><text:span text:style-name="T1">="40"&gt;&lt;</text:span><text:span text:style-name="T2">/textarea</text:span><text:span text:style-name="T1">&gt;</text:span><text:span text:style-name="T35"><text:line-break/></text:span><text:span text:style-name="T1">&lt;</text:span><text:span text:style-name="T2">br</text:span><text:span text:style-name="T1">&gt;&lt;</text:span><text:span text:style-name="T2">br</text:span><text:span text:style-name="T1">&gt;</text:span><text:span text:style-name="T35"><text:line-break/></text:span><text:span text:style-name="T35">Gender:</text:span><text:span text:style-name="T35"><text:line-break/></text:span><text:span text:style-name="T1">&lt;</text:span><text:span text:style-name="T2">input</text:span><text:span text:style-name="T3"> type</text:span><text:span text:style-name="T1">="radio"</text:span><text:span text:style-name="T3"> name</text:span><text:span text:style-name="T1">="gender"</text:span><text:span text:style-name="T3"> value</text:span><text:span text:style-name="T1">="female"&gt;</text:span><text:span text:style-name="T35">Female</text:span><text:span text:style-name="T35"><text:line-break/></text:span><text:span text:style-name="T1">&lt;</text:span><text:span text:style-name="T2">input</text:span><text:span text:style-name="T3"> type</text:span><text:span text:style-name="T1">="radio"</text:span><text:span text:style-name="T3"> name</text:span><text:span text:style-name="T1">="gender"</text:span><text:span text:style-name="T3"> value</text:span><text:span text:style-name="T1">="male"&gt;</text:span><text:span text:style-name="T35">Male</text:span><text:span text:style-name="T35"><text:line-break/></text:span><text:span text:style-name="T1">&lt;</text:span><text:span text:style-name="T2">span</text:span><text:span text:style-name="T3"> class</text:span><text:span text:style-name="T1">="error"&gt;</text:span><text:span text:style-name="T35">* </text:span><text:span text:style-name="T3">&lt;?php</text:span><text:span text:style-name="T4"> </text:span><text:span text:style-name="T1">echo</text:span><text:span text:style-name="T4"> $genderErr;</text:span><text:span text:style-name="T3">?&gt;</text:span><text:span text:style-name="T1">&lt;</text:span><text:span text:style-name="T2">/span</text:span><text:span text:style-name="T1">&gt;</text:span><text:span text:style-name="T35"><text:line-break/></text:span><text:span text:style-name="T1">&lt;</text:span><text:span text:style-name="T2">br</text:span><text:span text:style-name="T1">&gt;&lt;</text:span><text:span text:style-name="T2">br</text:span><text:span text:style-name="T1">&gt;</text:span><text:span text:style-name="T35"><text:line-break/></text:span><text:span text:style-name="T1">&lt;</text:span><text:span text:style-name="T2">input</text:span><text:span text:style-name="T3"> type</text:span><text:span text:style-name="T1">="submit"</text:span><text:span text:style-name="T3"> name</text:span><text:span text:style-name="T1">="submit"</text:span><text:span text:style-name="T3"> value</text:span><text:span text:style-name="T1">="Submit"&gt;</text:span><text:span text:style-name="T35"> </text:span><text:span text:style-name="T35"><text:line-break/></text:span><text:span text:style-name="T1">&lt;</text:span><text:span text:style-name="T2">/form</text:span><text:span text:style-name="T1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Lohit Devanagari1" svg:font-family="'Lohit Devanagari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Horizontal_20_Line" style:display-name="Horizontal Line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6:41.295177360</meta:creation-date>
    <meta:editing-duration>P1DT6H19M2S</meta:editing-duration>
    <meta:editing-cycles>141</meta:editing-cycles>
    <meta:generator>LibreOffice/5.1.4.2$Linux_X86_64 LibreOffice_project/f99d75f39f1c57ebdd7ffc5f42867c12031db97a</meta:generator>
    <dc:date>2018-02-06T11:57:07.348443308</dc:date>
    <meta:document-statistic meta:object-count="325"/>
    <meta:template xlink:type="simple" xlink:actuate="onRequest" xlink:title="Alizarin" xlink:href="../../../../../../../../opt/libreoffice5.1/share/template/common/presnt/Alizarin.otp" meta:date="2018-01-22T20:56:41.1145103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